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Verdana1" svg:font-family="Verdana"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397cm" style:contextual-spacing="false" fo:line-height="100%" fo:text-align="start" style:justify-single-word="false" fo:text-indent="0cm" style:auto-text-indent="false"/>
    </style:style>
    <style:style style:name="P3" style:family="paragraph" style:parent-style-name="Standard">
      <style:paragraph-properties fo:margin-left="0cm" fo:margin-right="0cm" fo:margin-top="0cm" fo:margin-bottom="0.423cm" style:contextual-spacing="false" fo:line-height="100%" fo:text-align="start" style:justify-single-word="false" fo:text-indent="0cm" style:auto-text-indent="false"/>
    </style:style>
    <style:style style:name="P4" style:family="paragraph" style:parent-style-name="Standard" style:list-style-name="WWNum42">
      <style:paragraph-properties fo:margin-left="1.058cm" fo:margin-right="0cm" fo:margin-top="0cm" fo:margin-bottom="0cm" style:contextual-spacing="true" fo:line-height="100%" fo:text-align="start" style:justify-single-word="false" fo:text-indent="-0.633cm" style:auto-text-indent="false"/>
    </style:style>
    <style:style style:name="P5" style:family="paragraph" style:parent-style-name="Standard" style:list-style-name="WWNum41">
      <style:paragraph-properties fo:margin-left="1.058cm" fo:margin-right="0cm" fo:margin-top="0cm" fo:margin-bottom="0cm" style:contextual-spacing="true" fo:line-height="100%" fo:text-align="start" style:justify-single-word="false" fo:text-indent="-0.633cm" style:auto-text-indent="false"/>
    </style:style>
    <style:style style:name="P6" style:family="paragraph" style:parent-style-name="Standard" style:list-style-name="WWNum40">
      <style:paragraph-properties fo:margin-left="1.058cm" fo:margin-right="0cm" fo:margin-top="0cm" fo:margin-bottom="0cm" style:contextual-spacing="true" fo:line-height="100%" fo:text-align="start" style:justify-single-word="false" fo:text-indent="-0.633cm" style:auto-text-indent="false"/>
    </style:style>
    <style:style style:name="P7" style:family="paragraph" style:parent-style-name="Standard" style:list-style-name="WWNum38">
      <style:paragraph-properties fo:margin-left="1.058cm" fo:margin-right="0cm" fo:margin-top="0cm" fo:margin-bottom="0cm" style:contextual-spacing="true" fo:line-height="100%" fo:text-align="start" style:justify-single-word="false" fo:text-indent="-0.633cm" style:auto-text-indent="false"/>
    </style:style>
    <style:style style:name="P8" style:family="paragraph" style:parent-style-name="Standard" style:list-style-name="WWNum34">
      <style:paragraph-properties fo:margin-left="1.058cm" fo:margin-right="0cm" fo:margin-top="0cm" fo:margin-bottom="0cm" style:contextual-spacing="true" fo:line-height="100%" fo:text-align="start" style:justify-single-word="false" fo:text-indent="-0.633cm" style:auto-text-indent="false"/>
    </style:style>
    <style:style style:name="P9" style:family="paragraph" style:parent-style-name="Standard" style:list-style-name="WWNum14">
      <style:paragraph-properties fo:margin-left="1.058cm" fo:margin-right="0cm" fo:margin-top="0cm" fo:margin-bottom="0cm" style:contextual-spacing="true" fo:line-height="100%" fo:text-align="start" style:justify-single-word="false" fo:text-indent="-0.633cm" style:auto-text-indent="false"/>
    </style:style>
    <style:style style:name="P10" style:family="paragraph" style:parent-style-name="Standard" style:list-style-name="WWNum18">
      <style:paragraph-properties fo:margin-left="1.058cm" fo:margin-right="0cm" fo:margin-top="0cm" fo:margin-bottom="0cm" style:contextual-spacing="true" fo:line-height="100%" fo:text-align="start" style:justify-single-word="false" fo:text-indent="-0.633cm" style:auto-text-indent="false"/>
    </style:style>
    <style:style style:name="P11" style:family="paragraph" style:parent-style-name="Standard" style:list-style-name="WWNum10">
      <style:paragraph-properties fo:margin-left="1.058cm" fo:margin-right="0cm" fo:margin-top="0cm" fo:margin-bottom="0cm" style:contextual-spacing="true" fo:line-height="100%" fo:text-align="start" style:justify-single-word="false" fo:text-indent="-0.633cm" style:auto-text-indent="false"/>
    </style:style>
    <style:style style:name="P12" style:family="paragraph" style:parent-style-name="Standard" style:list-style-name="WWNum20">
      <style:paragraph-properties fo:margin-left="1.058cm" fo:margin-right="0cm" fo:margin-top="0cm" fo:margin-bottom="0cm" style:contextual-spacing="true" fo:line-height="100%" fo:text-align="start" style:justify-single-word="false" fo:text-indent="-0.633cm" style:auto-text-indent="false"/>
    </style:style>
    <style:style style:name="P13" style:family="paragraph" style:parent-style-name="Standard" style:list-style-name="WWNum43">
      <style:paragraph-properties fo:margin-left="1.058cm" fo:margin-right="0cm" fo:margin-top="0cm" fo:margin-bottom="0cm" style:contextual-spacing="true" fo:line-height="100%" fo:text-align="start" style:justify-single-word="false" fo:text-indent="-0.633cm" style:auto-text-indent="false"/>
    </style:style>
    <style:style style:name="P14" style:family="paragraph" style:parent-style-name="Standard" style:list-style-name="WWNum46">
      <style:paragraph-properties fo:margin-left="1.058cm" fo:margin-right="0cm" fo:margin-top="0cm" fo:margin-bottom="0cm" style:contextual-spacing="true" fo:line-height="100%" fo:text-align="start" style:justify-single-word="false" fo:text-indent="-0.633cm" style:auto-text-indent="false"/>
    </style:style>
    <style:style style:name="P15" style:family="paragraph" style:parent-style-name="Standard" style:list-style-name="WWNum24">
      <style:paragraph-properties fo:margin-left="1.058cm" fo:margin-right="0cm" fo:margin-top="0cm" fo:margin-bottom="0cm" style:contextual-spacing="true" fo:line-height="100%" fo:text-align="start" style:justify-single-word="false" fo:text-indent="-0.633cm" style:auto-text-indent="false"/>
    </style:style>
    <style:style style:name="P16" style:family="paragraph" style:parent-style-name="Standard" style:list-style-name="WWNum31">
      <style:paragraph-properties fo:margin-left="1.058cm" fo:margin-right="0cm" fo:margin-top="0cm" fo:margin-bottom="0cm" style:contextual-spacing="true" fo:line-height="100%" fo:text-align="start" style:justify-single-word="false" fo:text-indent="-0.633cm" style:auto-text-indent="false"/>
    </style:style>
    <style:style style:name="P17" style:family="paragraph" style:parent-style-name="Standard" style:list-style-name="WWNum61">
      <style:paragraph-properties fo:margin-left="1.058cm" fo:margin-right="0cm" fo:margin-top="0cm" fo:margin-bottom="0cm" style:contextual-spacing="true" fo:line-height="100%" fo:text-align="start" style:justify-single-word="false" fo:text-indent="-0.633cm" style:auto-text-indent="false"/>
    </style:style>
    <style:style style:name="P18" style:family="paragraph" style:parent-style-name="Standard" style:list-style-name="WWNum62">
      <style:paragraph-properties fo:margin-left="1.058cm" fo:margin-right="0cm" fo:margin-top="0cm" fo:margin-bottom="0cm" style:contextual-spacing="true" fo:line-height="100%" fo:text-align="start" style:justify-single-word="false" fo:text-indent="-0.633cm" style:auto-text-indent="false"/>
    </style:style>
    <style:style style:name="P19" style:family="paragraph" style:parent-style-name="Standard" style:list-style-name="WWNum50">
      <style:paragraph-properties fo:margin-left="1.058cm" fo:margin-right="0cm" fo:margin-top="0cm" fo:margin-bottom="0cm" style:contextual-spacing="true" fo:line-height="100%" fo:text-align="start" style:justify-single-word="false" fo:text-indent="-0.633cm" style:auto-text-indent="false"/>
    </style:style>
    <style:style style:name="P20" style:family="paragraph" style:parent-style-name="Standard" style:list-style-name="WWNum52">
      <style:paragraph-properties fo:margin-left="1.058cm" fo:margin-right="0cm" fo:margin-top="0cm" fo:margin-bottom="0cm" style:contextual-spacing="true" fo:line-height="100%" fo:text-align="start" style:justify-single-word="false" fo:text-indent="-0.633cm" style:auto-text-indent="false"/>
    </style:style>
    <style:style style:name="P21" style:family="paragraph" style:parent-style-name="Standard" style:list-style-name="WWNum51">
      <style:paragraph-properties fo:margin-left="1.058cm" fo:margin-right="0cm" fo:margin-top="0cm" fo:margin-bottom="0cm" style:contextual-spacing="true" fo:line-height="100%" fo:text-align="start" style:justify-single-word="false" fo:text-indent="-0.633cm" style:auto-text-indent="false"/>
    </style:style>
    <style:style style:name="P22" style:family="paragraph" style:parent-style-name="Standard" style:list-style-name="WWNum57">
      <style:paragraph-properties fo:margin-left="1.058cm" fo:margin-right="0cm" fo:margin-top="0cm" fo:margin-bottom="0cm" style:contextual-spacing="true" fo:line-height="100%" fo:text-align="start" style:justify-single-word="false" fo:text-indent="-0.633cm" style:auto-text-indent="false"/>
    </style:style>
    <style:style style:name="P23" style:family="paragraph" style:parent-style-name="Standard" style:list-style-name="WWNum6">
      <style:paragraph-properties fo:margin-left="1.058cm" fo:margin-right="0cm" fo:margin-top="0cm" fo:margin-bottom="0cm" style:contextual-spacing="true" fo:line-height="100%" fo:text-align="start" style:justify-single-word="false" fo:text-indent="-0.633cm" style:auto-text-indent="false"/>
    </style:style>
    <style:style style:name="P24" style:family="paragraph" style:parent-style-name="Standard" style:list-style-name="WWNum3">
      <style:paragraph-properties fo:margin-left="1.058cm" fo:margin-right="0cm" fo:margin-top="0cm" fo:margin-bottom="0cm" style:contextual-spacing="true" fo:line-height="100%" fo:text-align="start" style:justify-single-word="false" fo:text-indent="-0.633cm" style:auto-text-indent="false"/>
    </style:style>
    <style:style style:name="P25" style:family="paragraph" style:parent-style-name="Standard" style:list-style-name="WWNum4">
      <style:paragraph-properties fo:margin-left="1.058cm" fo:margin-right="0cm" fo:margin-top="0cm" fo:margin-bottom="0cm" style:contextual-spacing="true" fo:line-height="100%" fo:text-align="start" style:justify-single-word="false" fo:text-indent="-0.633cm" style:auto-text-indent="false"/>
    </style:style>
    <style:style style:name="P26" style:family="paragraph" style:parent-style-name="Standard" style:list-style-name="WWNum5">
      <style:paragraph-properties fo:margin-left="1.058cm" fo:margin-right="0cm" fo:margin-top="0cm" fo:margin-bottom="0cm" style:contextual-spacing="true" fo:line-height="100%" fo:text-align="start" style:justify-single-word="false" fo:text-indent="-0.633cm" style:auto-text-indent="false"/>
    </style:style>
    <style:style style:name="P27" style:family="paragraph" style:parent-style-name="Standard" style:list-style-name="WWNum67">
      <style:paragraph-properties fo:margin-left="1.058cm" fo:margin-right="0cm" fo:margin-top="0cm" fo:margin-bottom="0cm" style:contextual-spacing="true" fo:line-height="100%" fo:text-align="start" style:justify-single-word="false" fo:text-indent="-0.633cm" style:auto-text-indent="false"/>
    </style:style>
    <style:style style:name="P28" style:family="paragraph" style:parent-style-name="Standard" style:list-style-name="WWNum66">
      <style:paragraph-properties fo:margin-left="1.058cm" fo:margin-right="0cm" fo:margin-top="0cm" fo:margin-bottom="0cm" style:contextual-spacing="true" fo:line-height="100%" fo:text-align="start" style:justify-single-word="false" fo:text-indent="-0.633cm" style:auto-text-indent="false"/>
    </style:style>
    <style:style style:name="P29" style:family="paragraph" style:parent-style-name="Standard" style:list-style-name="WWNum65">
      <style:paragraph-properties fo:margin-left="1.058cm" fo:margin-right="0cm" fo:margin-top="0cm" fo:margin-bottom="0cm" style:contextual-spacing="true" fo:line-height="100%" fo:text-align="start" style:justify-single-word="false" fo:text-indent="-0.633cm" style:auto-text-indent="false"/>
    </style:style>
    <style:style style:name="P30" style:family="paragraph" style:parent-style-name="Standard" style:list-style-name="WWNum64">
      <style:paragraph-properties fo:margin-left="1.058cm" fo:margin-right="0cm" fo:margin-top="0cm" fo:margin-bottom="0cm" style:contextual-spacing="true" fo:line-height="100%" fo:text-align="start" style:justify-single-word="false" fo:text-indent="-0.633cm" style:auto-text-indent="false"/>
    </style:style>
    <style:style style:name="P31" style:family="paragraph" style:parent-style-name="Standard" style:list-style-name="WWNum69">
      <style:paragraph-properties fo:margin-left="1.058cm" fo:margin-right="0cm" fo:margin-top="0cm" fo:margin-bottom="0cm" style:contextual-spacing="true" fo:line-height="100%" fo:text-align="start" style:justify-single-word="false" fo:text-indent="-0.633cm" style:auto-text-indent="false"/>
    </style:style>
    <style:style style:name="P32" style:family="paragraph" style:parent-style-name="Standard" style:list-style-name="WWNum68">
      <style:paragraph-properties fo:margin-left="1.058cm" fo:margin-right="0cm" fo:margin-top="0cm" fo:margin-bottom="0cm" style:contextual-spacing="true" fo:line-height="100%" fo:text-align="start" style:justify-single-word="false" fo:text-indent="-0.633cm" style:auto-text-indent="false"/>
    </style:style>
    <style:style style:name="P33" style:family="paragraph" style:parent-style-name="Standard" style:list-style-name="WWNum34">
      <style:paragraph-properties fo:margin-left="1.058cm" fo:margin-right="0cm" fo:margin-top="0cm" fo:margin-bottom="0cm" style:contextual-spacing="true" fo:line-height="100%" fo:text-indent="-0.633cm" style:auto-text-indent="false"/>
    </style:style>
    <style:style style:name="P34" style:family="paragraph" style:parent-style-name="Standard">
      <style:paragraph-properties fo:margin-left="0.159cm" fo:margin-right="0.159cm" fo:margin-top="0.159cm" fo:margin-bottom="0.159cm" style:contextual-spacing="false" fo:line-height="100%" fo:text-align="start" style:justify-single-word="false" fo:text-indent="-0.157cm" style:auto-text-indent="false"/>
    </style:style>
    <style:style style:name="P35" style:family="paragraph" style:parent-style-name="Standard" style:list-style-name="WWNum39">
      <style:paragraph-properties fo:margin-left="2.117cm" fo:margin-right="0cm" fo:margin-top="0cm" fo:margin-bottom="0cm" style:contextual-spacing="true" fo:line-height="100%" fo:text-align="start" style:justify-single-word="false" fo:text-indent="-0.633cm" style:auto-text-indent="false"/>
    </style:style>
    <style:style style:name="P36" style:family="paragraph" style:parent-style-name="Standard" style:list-style-name="WWNum37">
      <style:paragraph-properties fo:margin-left="2.117cm" fo:margin-right="0cm" fo:margin-top="0cm" fo:margin-bottom="0cm" style:contextual-spacing="true" fo:line-height="100%" fo:text-align="start" style:justify-single-word="false" fo:text-indent="-0.633cm" style:auto-text-indent="false"/>
    </style:style>
    <style:style style:name="P37" style:family="paragraph" style:parent-style-name="Standard" style:list-style-name="WWNum36">
      <style:paragraph-properties fo:margin-left="2.117cm" fo:margin-right="0cm" fo:margin-top="0cm" fo:margin-bottom="0cm" style:contextual-spacing="true" fo:line-height="100%" fo:text-align="start" style:justify-single-word="false" fo:text-indent="-0.633cm" style:auto-text-indent="false"/>
    </style:style>
    <style:style style:name="P38" style:family="paragraph" style:parent-style-name="Standard" style:list-style-name="WWNum32">
      <style:paragraph-properties fo:margin-left="2.117cm" fo:margin-right="0cm" fo:margin-top="0cm" fo:margin-bottom="0cm" style:contextual-spacing="true" fo:line-height="100%" fo:text-align="start" style:justify-single-word="false" fo:text-indent="-0.633cm" style:auto-text-indent="false"/>
    </style:style>
    <style:style style:name="P39" style:family="paragraph" style:parent-style-name="Standard" style:list-style-name="WWNum13">
      <style:paragraph-properties fo:margin-left="2.117cm" fo:margin-right="0cm" fo:margin-top="0cm" fo:margin-bottom="0cm" style:contextual-spacing="true" fo:line-height="100%" fo:text-align="start" style:justify-single-word="false" fo:text-indent="-0.633cm" style:auto-text-indent="false"/>
    </style:style>
    <style:style style:name="P40" style:family="paragraph" style:parent-style-name="Standard" style:list-style-name="WWNum17">
      <style:paragraph-properties fo:margin-left="2.117cm" fo:margin-right="0cm" fo:margin-top="0cm" fo:margin-bottom="0cm" style:contextual-spacing="true" fo:line-height="100%" fo:text-align="start" style:justify-single-word="false" fo:text-indent="-0.633cm" style:auto-text-indent="false"/>
    </style:style>
    <style:style style:name="P41" style:family="paragraph" style:parent-style-name="Standard" style:list-style-name="WWNum16">
      <style:paragraph-properties fo:margin-left="2.117cm" fo:margin-right="0cm" fo:margin-top="0cm" fo:margin-bottom="0cm" style:contextual-spacing="true" fo:line-height="100%" fo:text-align="start" style:justify-single-word="false" fo:text-indent="-0.633cm" style:auto-text-indent="false"/>
    </style:style>
    <style:style style:name="P42" style:family="paragraph" style:parent-style-name="Standard" style:list-style-name="WWNum15">
      <style:paragraph-properties fo:margin-left="2.117cm" fo:margin-right="0cm" fo:margin-top="0cm" fo:margin-bottom="0cm" style:contextual-spacing="true" fo:line-height="100%" fo:text-align="start" style:justify-single-word="false" fo:text-indent="-0.633cm" style:auto-text-indent="false"/>
    </style:style>
    <style:style style:name="P43" style:family="paragraph" style:parent-style-name="Standard" style:list-style-name="WWNum8">
      <style:paragraph-properties fo:margin-left="2.117cm" fo:margin-right="0cm" fo:margin-top="0cm" fo:margin-bottom="0cm" style:contextual-spacing="true" fo:line-height="100%" fo:text-align="start" style:justify-single-word="false" fo:text-indent="-0.633cm" style:auto-text-indent="false"/>
    </style:style>
    <style:style style:name="P44" style:family="paragraph" style:parent-style-name="Standard" style:list-style-name="WWNum9">
      <style:paragraph-properties fo:margin-left="2.117cm" fo:margin-right="0cm" fo:margin-top="0cm" fo:margin-bottom="0cm" style:contextual-spacing="true" fo:line-height="100%" fo:text-align="start" style:justify-single-word="false" fo:text-indent="-0.633cm" style:auto-text-indent="false"/>
    </style:style>
    <style:style style:name="P45" style:family="paragraph" style:parent-style-name="Standard" style:list-style-name="WWNum11">
      <style:paragraph-properties fo:margin-left="2.117cm" fo:margin-right="0cm" fo:margin-top="0cm" fo:margin-bottom="0cm" style:contextual-spacing="true" fo:line-height="100%" fo:text-align="start" style:justify-single-word="false" fo:text-indent="-0.633cm" style:auto-text-indent="false"/>
    </style:style>
    <style:style style:name="P46" style:family="paragraph" style:parent-style-name="Standard" style:list-style-name="WWNum23">
      <style:paragraph-properties fo:margin-left="2.117cm" fo:margin-right="0cm" fo:margin-top="0cm" fo:margin-bottom="0cm" style:contextual-spacing="true" fo:line-height="100%" fo:text-align="start" style:justify-single-word="false" fo:text-indent="-0.633cm" style:auto-text-indent="false"/>
    </style:style>
    <style:style style:name="P47" style:family="paragraph" style:parent-style-name="Standard" style:list-style-name="WWNum22">
      <style:paragraph-properties fo:margin-left="2.117cm" fo:margin-right="0cm" fo:margin-top="0cm" fo:margin-bottom="0cm" style:contextual-spacing="true" fo:line-height="100%" fo:text-align="start" style:justify-single-word="false" fo:text-indent="-0.633cm" style:auto-text-indent="false"/>
    </style:style>
    <style:style style:name="P48" style:family="paragraph" style:parent-style-name="Standard" style:list-style-name="WWNum19">
      <style:paragraph-properties fo:margin-left="2.117cm" fo:margin-right="0cm" fo:margin-top="0cm" fo:margin-bottom="0cm" style:contextual-spacing="true" fo:line-height="100%" fo:text-align="start" style:justify-single-word="false" fo:text-indent="-0.633cm" style:auto-text-indent="false"/>
    </style:style>
    <style:style style:name="P49" style:family="paragraph" style:parent-style-name="Standard" style:list-style-name="WWNum44">
      <style:paragraph-properties fo:margin-left="2.117cm" fo:margin-right="0cm" fo:margin-top="0cm" fo:margin-bottom="0cm" style:contextual-spacing="true" fo:line-height="100%" fo:text-align="start" style:justify-single-word="false" fo:text-indent="-0.633cm" style:auto-text-indent="false"/>
    </style:style>
    <style:style style:name="P50" style:family="paragraph" style:parent-style-name="Standard" style:list-style-name="WWNum48">
      <style:paragraph-properties fo:margin-left="2.117cm" fo:margin-right="0cm" fo:margin-top="0cm" fo:margin-bottom="0cm" style:contextual-spacing="true" fo:line-height="100%" fo:text-align="start" style:justify-single-word="false" fo:text-indent="-0.633cm" style:auto-text-indent="false"/>
    </style:style>
    <style:style style:name="P51" style:family="paragraph" style:parent-style-name="Standard" style:list-style-name="WWNum47">
      <style:paragraph-properties fo:margin-left="2.117cm" fo:margin-right="0cm" fo:margin-top="0cm" fo:margin-bottom="0cm" style:contextual-spacing="true" fo:line-height="100%" fo:text-align="start" style:justify-single-word="false" fo:text-indent="-0.633cm" style:auto-text-indent="false"/>
    </style:style>
    <style:style style:name="P52" style:family="paragraph" style:parent-style-name="Standard" style:list-style-name="WWNum28">
      <style:paragraph-properties fo:margin-left="2.117cm" fo:margin-right="0cm" fo:margin-top="0cm" fo:margin-bottom="0cm" style:contextual-spacing="true" fo:line-height="100%" fo:text-align="start" style:justify-single-word="false" fo:text-indent="-0.633cm" style:auto-text-indent="false"/>
    </style:style>
    <style:style style:name="P53" style:family="paragraph" style:parent-style-name="Standard" style:list-style-name="WWNum29">
      <style:paragraph-properties fo:margin-left="2.117cm" fo:margin-right="0cm" fo:margin-top="0cm" fo:margin-bottom="0cm" style:contextual-spacing="true" fo:line-height="100%" fo:text-align="start" style:justify-single-word="false" fo:text-indent="-0.633cm" style:auto-text-indent="false"/>
    </style:style>
    <style:style style:name="P54" style:family="paragraph" style:parent-style-name="Standard" style:list-style-name="WWNum26">
      <style:paragraph-properties fo:margin-left="2.117cm" fo:margin-right="0cm" fo:margin-top="0cm" fo:margin-bottom="0cm" style:contextual-spacing="true" fo:line-height="100%" fo:text-align="start" style:justify-single-word="false" fo:text-indent="-0.633cm" style:auto-text-indent="false"/>
    </style:style>
    <style:style style:name="P55" style:family="paragraph" style:parent-style-name="Standard" style:list-style-name="WWNum27">
      <style:paragraph-properties fo:margin-left="2.117cm" fo:margin-right="0cm" fo:margin-top="0cm" fo:margin-bottom="0cm" style:contextual-spacing="true" fo:line-height="100%" fo:text-align="start" style:justify-single-word="false" fo:text-indent="-0.633cm" style:auto-text-indent="false"/>
    </style:style>
    <style:style style:name="P56" style:family="paragraph" style:parent-style-name="Standard" style:list-style-name="WWNum25">
      <style:paragraph-properties fo:margin-left="2.117cm" fo:margin-right="0cm" fo:margin-top="0cm" fo:margin-bottom="0cm" style:contextual-spacing="true" fo:line-height="100%" fo:text-align="start" style:justify-single-word="false" fo:text-indent="-0.633cm" style:auto-text-indent="false"/>
    </style:style>
    <style:style style:name="P57" style:family="paragraph" style:parent-style-name="Standard" style:list-style-name="WWNum30">
      <style:paragraph-properties fo:margin-left="2.117cm" fo:margin-right="0cm" fo:margin-top="0cm" fo:margin-bottom="0cm" style:contextual-spacing="true" fo:line-height="100%" fo:text-align="start" style:justify-single-word="false" fo:text-indent="-0.633cm" style:auto-text-indent="false"/>
    </style:style>
    <style:style style:name="P58" style:family="paragraph" style:parent-style-name="Standard" style:list-style-name="WWNum33">
      <style:paragraph-properties fo:margin-left="2.117cm" fo:margin-right="0cm" fo:margin-top="0cm" fo:margin-bottom="0cm" style:contextual-spacing="true" fo:line-height="100%" fo:text-align="start" style:justify-single-word="false" fo:text-indent="-0.633cm" style:auto-text-indent="false"/>
    </style:style>
    <style:style style:name="P59" style:family="paragraph" style:parent-style-name="Standard" style:list-style-name="WWNum35">
      <style:paragraph-properties fo:margin-left="2.117cm" fo:margin-right="0cm" fo:margin-top="0cm" fo:margin-bottom="0cm" style:contextual-spacing="true" fo:line-height="100%" fo:text-align="start" style:justify-single-word="false" fo:text-indent="-0.633cm" style:auto-text-indent="false"/>
    </style:style>
    <style:style style:name="P60" style:family="paragraph" style:parent-style-name="Standard" style:list-style-name="WWNum58">
      <style:paragraph-properties fo:margin-left="2.117cm" fo:margin-right="0cm" fo:margin-top="0cm" fo:margin-bottom="0cm" style:contextual-spacing="true" fo:line-height="100%" fo:text-align="start" style:justify-single-word="false" fo:text-indent="-0.633cm" style:auto-text-indent="false"/>
    </style:style>
    <style:style style:name="P61" style:family="paragraph" style:parent-style-name="Standard" style:list-style-name="WWNum59">
      <style:paragraph-properties fo:margin-left="2.117cm" fo:margin-right="0cm" fo:margin-top="0cm" fo:margin-bottom="0cm" style:contextual-spacing="true" fo:line-height="100%" fo:text-align="start" style:justify-single-word="false" fo:text-indent="-0.633cm" style:auto-text-indent="false"/>
    </style:style>
    <style:style style:name="P62" style:family="paragraph" style:parent-style-name="Standard" style:list-style-name="WWNum60">
      <style:paragraph-properties fo:margin-left="2.117cm" fo:margin-right="0cm" fo:margin-top="0cm" fo:margin-bottom="0cm" style:contextual-spacing="true" fo:line-height="100%" fo:text-align="start" style:justify-single-word="false" fo:text-indent="-0.633cm" style:auto-text-indent="false"/>
    </style:style>
    <style:style style:name="P63" style:family="paragraph" style:parent-style-name="Standard" style:list-style-name="WWNum63">
      <style:paragraph-properties fo:margin-left="2.117cm" fo:margin-right="0cm" fo:margin-top="0cm" fo:margin-bottom="0cm" style:contextual-spacing="true" fo:line-height="100%" fo:text-align="start" style:justify-single-word="false" fo:text-indent="-0.633cm" style:auto-text-indent="false"/>
    </style:style>
    <style:style style:name="P64" style:family="paragraph" style:parent-style-name="Standard" style:list-style-name="WWNum49">
      <style:paragraph-properties fo:margin-left="2.117cm" fo:margin-right="0cm" fo:margin-top="0cm" fo:margin-bottom="0cm" style:contextual-spacing="true" fo:line-height="100%" fo:text-align="start" style:justify-single-word="false" fo:text-indent="-0.633cm" style:auto-text-indent="false"/>
    </style:style>
    <style:style style:name="P65" style:family="paragraph" style:parent-style-name="Standard" style:list-style-name="WWNum54">
      <style:paragraph-properties fo:margin-left="2.117cm" fo:margin-right="0cm" fo:margin-top="0cm" fo:margin-bottom="0cm" style:contextual-spacing="true" fo:line-height="100%" fo:text-align="start" style:justify-single-word="false" fo:text-indent="-0.633cm" style:auto-text-indent="false"/>
    </style:style>
    <style:style style:name="P66" style:family="paragraph" style:parent-style-name="Standard" style:list-style-name="WWNum53">
      <style:paragraph-properties fo:margin-left="2.117cm" fo:margin-right="0cm" fo:margin-top="0cm" fo:margin-bottom="0cm" style:contextual-spacing="true" fo:line-height="100%" fo:text-align="start" style:justify-single-word="false" fo:text-indent="-0.633cm" style:auto-text-indent="false"/>
    </style:style>
    <style:style style:name="P67" style:family="paragraph" style:parent-style-name="Standard" style:list-style-name="WWNum56">
      <style:paragraph-properties fo:margin-left="2.117cm" fo:margin-right="0cm" fo:margin-top="0cm" fo:margin-bottom="0cm" style:contextual-spacing="true" fo:line-height="100%" fo:text-align="start" style:justify-single-word="false" fo:text-indent="-0.633cm" style:auto-text-indent="false"/>
    </style:style>
    <style:style style:name="P68" style:family="paragraph" style:parent-style-name="Standard" style:list-style-name="WWNum55">
      <style:paragraph-properties fo:margin-left="2.117cm" fo:margin-right="0cm" fo:margin-top="0cm" fo:margin-bottom="0cm" style:contextual-spacing="true" fo:line-height="100%" fo:text-align="start" style:justify-single-word="false" fo:text-indent="-0.633cm" style:auto-text-indent="false"/>
    </style:style>
    <style:style style:name="P69" style:family="paragraph" style:parent-style-name="Standard" style:list-style-name="WWNum7">
      <style:paragraph-properties fo:margin-left="2.117cm" fo:margin-right="0cm" fo:margin-top="0cm" fo:margin-bottom="0cm" style:contextual-spacing="true" fo:line-height="100%" fo:text-align="start" style:justify-single-word="false" fo:text-indent="-0.633cm" style:auto-text-indent="false"/>
    </style:style>
    <style:style style:name="P70" style:family="paragraph" style:parent-style-name="Standard" style:list-style-name="WWNum2">
      <style:paragraph-properties fo:margin-left="2.117cm" fo:margin-right="0cm" fo:margin-top="0cm" fo:margin-bottom="0cm" style:contextual-spacing="true" fo:line-height="100%" fo:text-align="start" style:justify-single-word="false" fo:text-indent="-0.633cm" style:auto-text-indent="false"/>
    </style:style>
    <style:style style:name="P71" style:family="paragraph" style:parent-style-name="Standard" style:list-style-name="WWNum32">
      <style:paragraph-properties fo:margin-left="2.117cm" fo:margin-right="0cm" fo:margin-top="0cm" fo:margin-bottom="0cm" style:contextual-spacing="true" fo:line-height="100%" fo:text-indent="-0.633cm" style:auto-text-indent="false"/>
    </style:style>
    <style:style style:name="P72" style:family="paragraph" style:parent-style-name="Standard" style:list-style-name="WWNum49">
      <style:paragraph-properties fo:margin-left="2.117cm" fo:margin-right="0cm" fo:margin-top="0cm" fo:margin-bottom="0cm" style:contextual-spacing="true" fo:line-height="100%" fo:text-indent="-0.633cm" style:auto-text-indent="false"/>
    </style:style>
    <style:style style:name="P73" style:family="paragraph" style:parent-style-name="Standard" style:list-style-name="WWNum1">
      <style:paragraph-properties fo:margin-left="1.27cm" fo:margin-right="0cm" fo:margin-top="0cm" fo:margin-bottom="0cm" style:contextual-spacing="true" fo:line-height="100%" fo:text-align="start" style:justify-single-word="false" fo:text-indent="-0.633cm" style:auto-text-indent="false"/>
    </style:style>
    <style:style style:name="P74" style:family="paragraph" style:parent-style-name="Standard" style:list-style-name="WWNum12">
      <style:paragraph-properties fo:margin-left="3.175cm" fo:margin-right="0cm" fo:margin-top="0cm" fo:margin-bottom="0cm" style:contextual-spacing="true" fo:line-height="100%" fo:text-align="start" style:justify-single-word="false" fo:text-indent="-0.633cm" style:auto-text-indent="false"/>
    </style:style>
    <style:style style:name="P75" style:family="paragraph" style:parent-style-name="Standard" style:list-style-name="WWNum21">
      <style:paragraph-properties fo:margin-left="3.175cm" fo:margin-right="0cm" fo:margin-top="0cm" fo:margin-bottom="0cm" style:contextual-spacing="true" fo:line-height="100%" fo:text-align="start" style:justify-single-word="false" fo:text-indent="-0.633cm" style:auto-text-indent="false"/>
    </style:style>
    <style:style style:name="P76" style:family="paragraph" style:parent-style-name="Standard" style:list-style-name="WWNum45">
      <style:paragraph-properties fo:margin-left="3.175cm" fo:margin-right="0cm" fo:margin-top="0cm" fo:margin-bottom="0cm" style:contextual-spacing="true" fo:line-height="100%" fo:text-align="start" style:justify-single-word="false" fo:text-indent="-0.633cm" style:auto-text-indent="false"/>
    </style:style>
    <style:style style:name="P77" style:family="paragraph" style:parent-style-name="Standard">
      <style:paragraph-properties fo:margin-left="1.058cm" fo:margin-right="0cm" fo:margin-top="0cm" fo:margin-bottom="0cm" style:contextual-spacing="false" fo:line-height="100%" fo:text-align="start" style:justify-single-word="false" fo:text-indent="-1.057cm" style:auto-text-indent="false"/>
    </style:style>
    <style:style style:name="P78" style:family="paragraph" style:parent-style-name="Heading_20_2">
      <style:paragraph-properties fo:margin-left="0cm" fo:margin-right="0cm" fo:margin-top="0.397cm" fo:margin-bottom="0.397cm" style:contextual-spacing="false" fo:line-height="100%" fo:text-align="start" style:justify-single-word="false" fo:text-indent="0cm" style:auto-text-indent="false"/>
    </style:style>
    <style:style style:name="P79" style:family="paragraph" style:parent-style-name="Heading_20_2">
      <style:paragraph-properties fo:margin-left="0cm" fo:margin-right="0cm" fo:margin-top="0cm" fo:margin-bottom="0.397cm" style:contextual-spacing="false" fo:line-height="100%" fo:text-align="start" style:justify-single-word="false" fo:text-indent="0cm" style:auto-text-indent="false"/>
    </style:style>
    <style:style style:name="P80" style:family="paragraph" style:parent-style-name="Heading_20_3">
      <style:paragraph-properties fo:margin-left="0cm" fo:margin-right="0cm" fo:margin-top="0cm" fo:margin-bottom="0.423cm" style:contextual-spacing="false" fo:line-height="100%" fo:text-align="start" style:justify-single-word="false" fo:text-indent="0cm" style:auto-text-indent="false"/>
    </style:style>
    <style:style style:name="P81" style:family="paragraph" style:parent-style-name="Heading_20_1" style:master-page-name="Standard">
      <style:paragraph-properties fo:margin-left="0cm" fo:margin-right="0cm" fo:margin-top="0.423cm" fo:margin-bottom="0.423cm" style:contextual-spacing="false" fo:line-height="100%" fo:text-align="start" style:justify-single-word="false" fo:text-indent="0cm" style:auto-text-indent="false" style:page-number="auto"/>
    </style:style>
    <style:style style:name="T1" style:family="text">
      <style:text-properties fo:font-variant="normal" fo:text-transform="none" fo:color="#000000" style:text-line-through-style="none" style:text-position="0% 100%" style:font-name="Verdana" fo:font-size="18pt" fo:font-style="normal" style:text-underline-style="none" fo:font-weight="bold" style:font-name-asian="Verdana2" style:font-size-asian="18pt" style:font-style-asian="normal" style:font-weight-asian="bold" style:font-name-complex="Verdana2"/>
    </style:style>
    <style:style style:name="T2" style:family="text">
      <style:text-properties fo:font-variant="normal" fo:text-transform="none" fo:color="#000000" style:text-line-through-style="none" style:text-position="0% 100%" style:font-name="Verdana" fo:font-size="10pt" fo:font-style="normal" style:text-underline-style="none" fo:font-weight="normal" style:font-name-asian="Verdana2" style:font-size-asian="10pt" style:font-style-asian="normal" style:font-weight-asian="normal" style:font-name-complex="Verdana2"/>
    </style:style>
    <style:style style:name="T3" style:family="text">
      <style:text-properties fo:font-variant="normal" fo:text-transform="none" fo:color="#000000" style:text-line-through-style="none" style:text-position="0% 100%" style:font-name="Verdana" fo:font-size="10pt" fo:font-style="normal" style:text-underline-style="none" fo:font-weight="bold" style:font-name-asian="Verdana2" style:font-size-asian="10pt" style:font-style-asian="normal" style:font-weight-asian="bold" style:font-name-complex="Verdana2"/>
    </style:style>
    <style:style style:name="T4" style:family="text">
      <style:text-properties fo:font-variant="normal" fo:text-transform="none" fo:color="#000000" style:text-line-through-style="none" style:text-position="0% 100%" style:font-name="Verdana" fo:font-size="10pt" fo:font-style="normal" style:text-underline-style="solid" style:text-underline-width="auto" style:text-underline-color="font-color" fo:font-weight="normal" style:font-name-asian="Verdana2" style:font-size-asian="10pt" style:font-style-asian="normal" style:font-weight-asian="normal" style:font-name-complex="Verdana2"/>
    </style:style>
    <style:style style:name="T5" style:family="text">
      <style:text-properties fo:font-variant="normal" fo:text-transform="none" fo:color="#000000" style:text-line-through-style="none" style:text-position="0% 100%" style:font-name="Verdana" fo:font-size="10pt" fo:font-style="italic" style:text-underline-style="none" fo:font-weight="normal" style:font-name-asian="Verdana2" style:font-size-asian="10pt" style:font-style-asian="italic" style:font-weight-asian="normal" style:font-name-complex="Verdana2"/>
    </style:style>
    <style:style style:name="T6" style:family="text">
      <style:text-properties fo:font-variant="normal" fo:text-transform="none" fo:color="#000000" style:text-line-through-style="none" style:text-position="0% 100%" style:font-name="Verdana" fo:font-size="8pt" fo:font-style="normal" style:text-underline-style="none" fo:font-weight="normal" style:font-name-asian="Verdana2" style:font-size-asian="8pt" style:font-style-asian="normal" style:font-weight-asian="normal" style:font-name-complex="Verdana2"/>
    </style:style>
    <style:style style:name="T7" style:family="text">
      <style:text-properties fo:font-variant="normal" fo:text-transform="none" fo:color="#000000" style:text-line-through-style="none" style:text-position="0% 100%" style:font-name="Verdana" fo:font-size="14pt" fo:font-style="normal" style:text-underline-style="none" fo:font-weight="bold" style:font-name-asian="Verdana2" style:font-size-asian="14pt" style:font-style-asian="normal" style:font-weight-asian="bold" style:font-name-complex="Verdana2"/>
    </style:style>
    <style:style style:name="T8" style:family="text">
      <style:text-properties fo:font-variant="normal" fo:text-transform="none" fo:color="#000000" style:text-line-through-style="none" style:text-position="0% 100%" style:font-name="Verdana" fo:font-size="12pt" fo:font-style="normal" style:text-underline-style="none" fo:font-weight="bold" style:font-name-asian="Verdana2" style:font-size-asian="12pt" style:font-style-asian="normal" style:font-weight-asian="bold" style:font-name-complex="Verdana2"/>
    </style:style>
    <style:style style:name="T9" style:family="text">
      <style:text-properties fo:font-variant="normal" fo:text-transform="none" fo:color="#000000" style:text-line-through-style="none" style:text-position="0% 100%" style:font-name="Courier New" fo:font-size="10pt" fo:font-style="normal" style:text-underline-style="none" fo:font-weight="normal" style:font-name-asian="Courier New1" style:font-size-asian="10pt" style:font-style-asian="normal" style:font-weight-asian="normal" style:font-name-complex="Courier New1"/>
    </style:style>
    <style:style style:name="T10"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style>
    <style:style style:name="T11" style:family="text">
      <style:text-properties fo:font-variant="normal" fo:text-transform="none" fo:color="#ff0000" style:text-line-through-style="none" style:text-position="0% 100%" style:font-name="Verdana" fo:font-size="10pt" fo:font-style="italic" style:text-underline-style="none" fo:font-weight="normal" style:font-name-asian="Verdana2" style:font-size-asian="10pt" style:font-style-asian="italic" style:font-weight-asian="normal" style:font-name-complex="Verdana2"/>
    </style:style>
    <style:style style:name="T12" style:family="text">
      <style:text-properties fo:font-variant="normal" fo:text-transform="none" fo:color="#0000ee" style:text-line-through-style="none" style:text-position="0% 100%" style:font-name="Verdana" fo:font-size="10pt" fo:font-style="normal" style:text-underline-style="solid" style:text-underline-width="auto" style:text-underline-color="font-color" fo:font-weight="normal" style:font-name-asian="Verdana2" style:font-size-asian="10pt" style:font-style-asian="normal" style:font-weight-asian="normal" style:font-name-complex="Verdana2"/>
    </style:style>
    <style:style style:name="T13" style:family="text">
      <style:text-properties fo:font-size="18pt" fo:font-weight="bold" style:font-size-asian="18pt" style:font-weight-asian="bold"/>
    </style:style>
    <style:style style:name="T1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h.77bd784474e5"/><text:span text:style-name="T1">The hOCR Embedded OCR Workflow and Output Format</text:span></text:p>
      <text:p text:style-name="P1"><text:span text:style-name="T13"><text:tab/></text:span></text:p>
      <text:p text:style-name="P1"/>
      <text:p text:style-name="P1"><text:span text:style-name="T2">Thomas Breuel (editor)</text:span></text:p>
      <text:p text:style-name="P1"/>
      <text:list xml:id="list4082950976020548532" text:style-name="WWNum42">
        <text:list-item>
          <text:p text:style-name="P4"><text:span text:style-name="T6">December 2007 - initial release</text:span></text:p>
        </text:list-item>
        <text:list-item>
          <text:p text:style-name="P4"><text:span text:style-name="T6">March 2010 - bug fixes, clarifications</text:span></text:p>
        </text:list-item>
      </text:list>
      <text:p text:style-name="P2"/>
      <text:p text:style-name="P78"><text:bookmark text:name="h.c5f97b860170"/><text:span text:style-name="T7">1 Rationale</text:span></text:p>
      <text:p text:style-name="P34"/>
      <text:p text:style-name="P2"><text:span text:style-name="T2">The purpose of this document is to define an open standard for representing OCR results. The goal is to reuse as much existing technology as possible, and to arrive at a representation that makes it easy to reuse OCR results.</text:span></text:p>
      <text:p text:style-name="P2"/>
      <text:p text:style-name="P79"><text:span text:style-name="T7">2 Getting Started</text:span></text:p>
      <text:p text:style-name="P1"><text:span text:style-name="T2">This document describes many tags and a lot of information that can be output.  However, getting started with hOCR is easy: you only need to output the tags and information you actually want to.  For example, just outputting </text:span><text:span text:style-name="T3">ocr_line</text:span><text:span text:style-name="T2"> tags with bounding boxes is already very useful for many applications.  Just start simple and add more output information as the need arises.</text:span></text:p>
      <text:p text:style-name="P2"/>
      <text:p text:style-name="P79"><text:bookmark text:name="h.e903b9bca924"/><text:span text:style-name="T7">3 Terminology and Representation</text:span></text:p>
      <text:p text:style-name="P34"/>
      <text:p text:style-name="P1"><text:span text:style-name="T2">This document describes a representation of various aspects of OCR output in an XML-like format. That is, we define as set of tags containing text and other tags, together with attributes of those tags. However, since the content we are representing is formatted text,</text:span></text:p>
      <text:p text:style-name="P1"><text:span text:style-name="T2">However, we are not actually using a new XML for the representation; instead embed the representation in XHTML (or HTML) because XHTML and XHTML processing already define many aspects of OCR output representation that would otherwise need additional, separate and ad-hoc definitions. These aspects include:</text:span></text:p>
      <text:p text:style-name="P1"/>
      <text:list xml:id="list5090316093761545516" text:style-name="WWNum41">
        <text:list-item>
          <text:p text:style-name="P5"><text:span text:style-name="T2">standard representations for common logical structuring elements, including section headings, citations, tables, emphasis, line breaks, quotations, citations, and preformatted text</text:span></text:p>
        </text:list-item>
        <text:list-item>
          <text:p text:style-name="P5"><text:span text:style-name="T2">standard representations for fonts, embedded images, embedded vector graphics, tables, languages, writing direction, colors</text:span></text:p>
        </text:list-item>
        <text:list-item>
          <text:p text:style-name="P5"><text:span text:style-name="T2">standard representations for geometric layout and positioning</text:span></text:p>
        </text:list-item>
        <text:list-item>
          <text:p text:style-name="P5"><text:span text:style-name="T2">output files that are understood without any further modification by widely used viewers (browsers), editors, conversion tools, and indexing tools</text:span></text:p>
        </text:list-item>
        <text:list-item>
          <text:p text:style-name="P5"><text:soft-page-break/><text:span text:style-name="T2">libraries for parsing and generating the content</text:span></text:p>
        </text:list-item>
        <text:list-item>
          <text:p text:style-name="P5"><text:span text:style-name="T2">support for document metadata</text:span></text:p>
        </text:list-item>
      </text:list>
      <text:p text:style-name="P1"/>
      <text:p text:style-name="P1"><text:span text:style-name="T2">We are embedding this information inside HTML by encoding it within valid tags and attributes inside HTML; We are going to use the terms “elements” and “properties” for referring to embedded markup.</text:span></text:p>
      <text:p text:style-name="P1"><text:span text:style-name="T2">Elements are defined by the class= attribute on an arbitrary HTML tag. All elements in this format have a class name of the form “ocr…_…”.</text:span></text:p>
      <text:p text:style-name="P1"><text:span text:style-name="T2">Properties are defined by putting information into the “title=” attribute of an HTML tag. Properties in title attributes are of the form “name values…”, and multiple properties are separated by semicolons.</text:span></text:p>
      <text:p text:style-name="P1"><text:span text:style-name="T2">Here is an example:</text:span></text:p>
      <text:p text:style-name="P1"><text:span text:style-name="T9">&lt;div class="ocr_page" id="page_1"&gt;</text:span></text:p>
      <text:p text:style-name="P1"><text:span text:style-name="T9"><text:s text:c="2"/>&lt;div class="ocr_carea" id="column_2" title="bbox 313 324 733 1922"&gt;</text:span></text:p>
      <text:p text:style-name="P1"><text:span text:style-name="T9"><text:s text:c="4"/>&lt;div class="ocr_par" id="par_7"&gt; ... &lt;/div&gt;</text:span></text:p>
      <text:p text:style-name="P1"><text:span text:style-name="T9"><text:s text:c="4"/>&lt;div class="ocr_par" id="par_19"&gt; ... &lt;/div&gt;</text:span></text:p>
      <text:p text:style-name="P1"><text:span text:style-name="T9"><text:s text:c="2"/>&lt;/div&gt;</text:span></text:p>
      <text:p text:style-name="P1"><text:span text:style-name="T9">&lt;/div&gt;</text:span></text:p>
      <text:p text:style-name="P1"><text:span text:style-name="T2">The following properties can apply to most elements (where it makes sense):</text:span></text:p>
      <text:p text:style-name="P1"/>
      <text:list xml:id="list8994113505315154020" text:style-name="WWNum40">
        <text:list-item>
          <text:p text:style-name="P6"><text:span text:style-name="T2">bbox x0 y0 x1 y1 – the bounding box of the element relative to the binarized document image</text:span></text:p>
        </text:list-item>
      </text:list>
      <text:list xml:id="list6214441019586710603" text:style-name="WWNum39">
        <text:list-item>
          <text:list>
            <text:list-item>
              <text:p text:style-name="P35"><text:span text:style-name="T2">use x_bboxes below for character bounding boxes</text:span></text:p>
            </text:list-item>
            <text:list-item>
              <text:p text:style-name="P35"><text:span text:style-name="T2">do not use bbox unless the bounding box of the layout component is, in fact, rectangular</text:span></text:p>
            </text:list-item>
            <text:list-item>
              <text:p text:style-name="P35"><text:span text:style-name="T2">some non-rectangular layout components may have rectangular bounding boxes if the non-rectangularity is caused by floating elements around which text flows</text:span></text:p>
            </text:list-item>
          </text:list>
        </text:list-item>
      </text:list>
      <text:p text:style-name="P1"/>
      <text:list xml:id="list1106779739650347975" text:style-name="WWNum1">
        <text:list-item>
          <text:p text:style-name="P73">textangle alpha - the angle in degrees by which textual content has been rotate relative to the rest of the page (if not present, the angle is assumed to be zero); rotations are counter-clockwise, so an angle of 90 degrees is vertical text running from bottom to top in Latin script; note that this is different from reading order, which should be indicated using standard HTML properties<text:line-break/></text:p>
        </text:list-item>
      </text:list>
      <text:p text:style-name="P1"><text:span text:style-name="T2">The following properties can apply to most elements but should not be used unless there is no alternative:</text:span></text:p>
      <text:p text:style-name="P1"/>
      <text:list xml:id="list2348536993446215106" text:style-name="WWNum38">
        <text:list-item>
          <text:p text:style-name="P7"><text:span text:style-name="T2">poly x0 y0 x1 y1 … – a closed polygon for elements with non-rectangular bounds</text:span></text:p>
        </text:list-item>
      </text:list>
      <text:list xml:id="list1887010856966387409" text:style-name="WWNum37">
        <text:list-item>
          <text:list>
            <text:list-item>
              <text:p text:style-name="P36"><text:span text:style-name="T2">this property must not be used unless there is no other way of representing the layout of the page using rectangular bounding boxes, since most tools will simply not have the capability of dealing with non-rectangular layouts</text:span></text:p>
            </text:list-item>
            <text:list-item>
              <text:p text:style-name="P36"><text:span text:style-name="T2">note that the natural and correct representation of many non-rectangular layouts is in terms of rectangular content areas and rectangular floats</text:span></text:p>
            </text:list-item>
            <text:list-item>
              <text:p text:style-name="P36"><text:span text:style-name="T2">documents using polygonal borders anywhere must indicate this in the metadata</text:span></text:p>
            </text:list-item>
            <text:list-item>
              <text:p text:style-name="P36"><text:span text:style-name="T2">documents should attempt to provide a reasonable bbox equivalent as well</text:span></text:p>
            </text:list-item>
          </text:list>
        </text:list-item>
      </text:list>
      <text:list xml:id="list172412412342153" text:continue-list="list2348536993446215106" text:style-name="WWNum38">
        <text:list-item>
          <text:p text:style-name="P7"><text:span text:style-name="T2">order n – the reading order of the element (an integer)</text:span></text:p>
        </text:list-item>
      </text:list>
      <text:list xml:id="list6272817648321958846" text:style-name="WWNum36">
        <text:list-item>
          <text:list>
            <text:list-item>
              <text:p text:style-name="P37"><text:span text:style-name="T2">this property must not be used unless there is no other way of representing the reading order of the page by element ordering within the page, since many tools will not be able to deal with content that is not in reading order</text:span></text:p>
            </text:list-item>
            <text:list-item>
              <text:p text:style-name="P37"><text:span text:style-name="T2">presence presence must be declared in the document meta data</text:span></text:p>
            </text:list-item>
          </text:list>
        </text:list-item>
      </text:list>
      <text:p text:style-name="P1"/>
      <text:p text:style-name="P1"><text:soft-page-break/><text:span text:style-name="T2">The following property relates the flow between multiple ocr_carea elements, and between ocr_carea and ocr_linear elements.</text:span></text:p>
      <text:p text:style-name="P1"/>
      <text:p text:style-name="P1"/>
      <text:list xml:id="list5271931486686078133" text:style-name="WWNum34">
        <text:list-item>
          <text:p text:style-name="P8"><text:span text:style-name="T2">cflow s – the content flow on the page that this element is a part of</text:span></text:p>
        </text:list-item>
      </text:list>
      <text:list xml:id="list1021125375251950577" text:style-name="WWNum32">
        <text:list-item>
          <text:list>
            <text:list-item>
              <text:p text:style-name="P38"><text:span text:style-name="T2">s must be a unique string for each content flow</text:span></text:p>
            </text:list-item>
            <text:list-item>
              <text:p text:style-name="P38"><text:span text:style-name="T2">must be present on ocr_carea and ocrx_block tags when reading order is attempted and multiple content flows are present</text:span></text:p>
            </text:list-item>
            <text:list-item>
              <text:p text:style-name="P38"><text:span text:style-name="T2">presence must be declared in the document meta data</text:span></text:p>
            </text:list-item>
          </text:list>
        </text:list-item>
      </text:list>
      <text:p text:style-name="P1"/>
      <text:p text:style-name="P1">This property applies primarily to textlines</text:p>
      <text:p text:style-name="P1"/>
      <text:list xml:id="list172413653953022" text:continue-list="list5271931486686078133" text:style-name="WWNum34">
        <text:list-item>
          <text:p text:style-name="P33">baseline p<text:span text:style-name="T14">n</text:span> p<text:span text:style-name="T14">n-1</text:span> … p<text:span text:style-name="T14">0</text:span> - a polynomial describing the baseline of a line of text</text:p>
        </text:list-item>
      </text:list>
      <text:list xml:id="list172413995006139" text:continue-list="list1021125375251950577" text:style-name="WWNum32">
        <text:list-item>
          <text:list>
            <text:list-item>
              <text:p text:style-name="P71">the polynomial is in the coordinate system of the line, with the bottom left of the bounding box as the origin</text:p>
            </text:list-item>
          </text:list>
        </text:list-item>
      </text:list>
      <text:p text:style-name="P2"/>
      <text:p text:style-name="P79"><text:bookmark text:name="h.3e8c6a14045d"/><text:span text:style-name="T7">4 Logical Structuring Elements</text:span></text:p>
      <text:p text:style-name="P34"/>
      <text:p text:style-name="P1"><text:span text:style-name="T2">We recognize the following logical structuring elements:</text:span></text:p>
      <text:p text:style-name="P1"><text:span text:style-name="T9"><text:s text:c="2"/>* ocr_document</text:span></text:p>
      <text:p text:style-name="P1"><text:span text:style-name="T9"><text:s text:c="4"/>* ocr_linear</text:span></text:p>
      <text:p text:style-name="P1"><text:span text:style-name="T9"><text:s text:c="6"/>* ocr_title</text:span></text:p>
      <text:p text:style-name="P1"><text:span text:style-name="T9"><text:s text:c="6"/>* ocr_author</text:span></text:p>
      <text:p text:style-name="P1"><text:span text:style-name="T9"><text:s text:c="6"/>* ocr_abstract</text:span></text:p>
      <text:p text:style-name="P1"><text:span text:style-name="T9"><text:s text:c="6"/>* ocr_part [H1]</text:span></text:p>
      <text:p text:style-name="P1"><text:span text:style-name="T9"><text:tab/>* ocr_chapter [H1]</text:span></text:p>
      <text:p text:style-name="P1"><text:span text:style-name="T9"><text:tab/> <text:s/>* ocr_section [H2]</text:span></text:p>
      <text:p text:style-name="P1"><text:span text:style-name="T9"><text:tab/> <text:s text:c="3"/>* ocr_sub*section [H3,H4]</text:span></text:p>
      <text:p text:style-name="P1"><text:span text:style-name="T9"><text:tab/> <text:s text:c="5"/>* ocr_display </text:span></text:p>
      <text:p text:style-name="P1"><text:span text:style-name="T9"><text:tab/> <text:s text:c="5"/>* ocr_blockquote [BLOCKQUOTE]</text:span></text:p>
      <text:p text:style-name="P1"><text:span text:style-name="T9"><text:tab/> <text:s text:c="5"/>* ocr_par [P]</text:span></text:p>
      <text:p text:style-name="P1"><text:span text:style-name="T2">These logical tags have their standard meaning as used in the publishing industry and tools like LaTeX, MS Word, and others.</text:span></text:p>
      <text:p text:style-name="P1"><text:span text:style-name="T2">The standard HTML tags given in brackets specify the preferred HTML tags to use with those logical structuring elements, but it may not be possible or desirable to actually chose those tags (e.g., when adding hOCR information to an existing HTML output routine).</text:span></text:p>
      <text:p text:style-name="P1"><text:span text:style-name="T2">For all of these elements except “ocr_linear”, there exists a natural linear ordering defined by reading order (“ocr_linear” indicates that the elements contained in it have a linear ordering). At the level of “ocr_linear”, there may not be a single distinguished order. A common example of “ocr_linear” is a newspaper, in which a single newspaper may contain many linear, but there is no unique reading order for the different linear. OCR evaluation tools should therefore be sensitive to the order of all elements other than ocr_linear.</text:span></text:p>
      <text:p text:style-name="P1"><text:span text:style-name="T2">Tags must be nested as indicated by nesting above, but not all tags within the hierarchy need to be present.</text:span></text:p>
      <text:p text:style-name="P1"><text:span text:style-name="T2">Textual information like section numbers and bullets must be represented as text inside the containing element.</text:span></text:p>
      <text:p text:style-name="P1"><text:span text:style-name="T2">Documents whose logical structure does not map naturally onto these logical structuring elemetns must not use them for other purpose.</text:span></text:p>
      <text:p text:style-name="P1"><text:span text:style-name="T2">Image captions may be indicated using the “ocr_caption” element; such an element refers to the image(s) contained within the same float, or the immediately adjacent image if both the image and the “ocr_caption” element are in running text.</text:span></text:p>
      <text:p text:style-name="P2"><text:soft-page-break/></text:p>
      <text:p text:style-name="P79"><text:bookmark text:name="h.7968129b33c1"/><text:span text:style-name="T7">5 Typesetting Related Elements</text:span></text:p>
      <text:p text:style-name="P34"/>
      <text:p text:style-name="P1"><text:span text:style-name="T2">The following typesetting related elements are based on a typesetting model as found in most typesetting systems, including XSL:FO, (La)TeX, OpenOffice, and Microsoft Word.</text:span></text:p>
      <text:p text:style-name="P1"><text:span text:style-name="T2">In those systems, each page is divided into a number of areas. Each area can either be a part of the body text (or multiple body texts, in the case of newspaper layouts). The content of the areas derives from a linear stream of textual content, which flows into the areas, filling them linewise in their preferred directions.</text:span></text:p>
      <text:p text:style-name="P1"><text:span text:style-name="T2">Overlayed onto the page is a set of floating elements; floating elements exist outside the normal reading order. Floating elements may be introduced by the textual content, or they may be related to the page itself (anchoring is a logical property). In typesetting systems, floating elements may be anchored to the page, to paragraphs, or to the content stream. Floating pelements can overlap content areas and render on top of or under content, or they can force content to flow around them. The default for floating elements in this spec is that their anchor is undefined (it is a logical property, not a typesetting property), and that text flows around them. Note that with rectangular content areas and rectangular floats, already a wide variety of non-rectangular text shapes can be realized.</text:span></text:p>
      <text:p text:style-name="P1"><text:span text:style-name="T11">[Issue: there is currently no way of indicating anchoring or flow-around properties for floating elements; properties need to be defined for this.]</text:span></text:p>
      <text:p text:style-name="P1"><text:span text:style-name="T2">The typesetting related elements therefore are:</text:span></text:p>
      <text:p text:style-name="P1"/>
      <text:list xml:id="list8098154112933839461" text:style-name="WWNum14">
        <text:list-item>
          <text:p text:style-name="P9"><text:span text:style-name="T2">ocr_page</text:span></text:p>
        </text:list-item>
      </text:list>
      <text:list xml:id="list2270294930681559302" text:style-name="WWNum13">
        <text:list-item>
          <text:list>
            <text:list-item>
              <text:p text:style-name="P39"><text:span text:style-name="T2">ocr_carea (“ocr content area” or “body area”; used to be called ocr_column)</text:span></text:p>
            </text:list-item>
          </text:list>
        </text:list-item>
      </text:list>
      <text:list xml:id="list1017859953253983962" text:style-name="WWNum12">
        <text:list-item>
          <text:list>
            <text:list-item>
              <text:list>
                <text:list-item>
                  <text:p text:style-name="P74"><text:span text:style-name="T2">ocr_line [SPAN]</text:span></text:p>
                </text:list-item>
              </text:list>
            </text:list-item>
          </text:list>
        </text:list-item>
      </text:list>
      <text:list xml:id="list172412999420901" text:continue-list="list2270294930681559302" text:style-name="WWNum13">
        <text:list-item>
          <text:list>
            <text:list-item>
              <text:p text:style-name="P39"><text:span text:style-name="T2">(floats)</text:span></text:p>
            </text:list-item>
            <text:list-item>
              <text:p text:style-name="P39"><text:span text:style-name="T2">ocr_separator (any separator or similar element)</text:span></text:p>
            </text:list-item>
            <text:list-item>
              <text:p text:style-name="P39"><text:span text:style-name="T2">ocr_noise (any noise element that isn't part of typesetting)</text:span></text:p>
            </text:list-item>
          </text:list>
        </text:list-item>
      </text:list>
      <text:p text:style-name="P1"/>
      <text:p text:style-name="P1"><text:span text:style-name="T2">The ocr_page element must be present in all hOCR documents. The following properties should be present:</text:span></text:p>
      <text:p text:style-name="P1"/>
      <text:list xml:id="list2166243514639850322" text:style-name="WWNum18">
        <text:list-item>
          <text:p text:style-name="P10"><text:span text:style-name="T2">bbox</text:span></text:p>
        </text:list-item>
      </text:list>
      <text:list xml:id="list2737911590949156524" text:style-name="WWNum17">
        <text:list-item>
          <text:list>
            <text:list-item>
              <text:p text:style-name="P40"><text:span text:style-name="T2">the bounding box of the page; for pages, the top left corner must be at (0,0), so a typical page bounding box will look like “bbox 0 0 2300 3200”</text:span></text:p>
            </text:list-item>
          </text:list>
        </text:list-item>
      </text:list>
      <text:list xml:id="list172412549769844" text:continue-list="list2166243514639850322" text:style-name="WWNum18">
        <text:list-item>
          <text:p text:style-name="P10"><text:span text:style-name="T2">image imagefile</text:span></text:p>
        </text:list-item>
      </text:list>
      <text:list xml:id="list2764923735942383076" text:style-name="WWNum16">
        <text:list-item>
          <text:list>
            <text:list-item>
              <text:p text:style-name="P41"><text:span text:style-name="T2">image file name used as input</text:span></text:p>
            </text:list-item>
            <text:list-item>
              <text:p text:style-name="P41"><text:span text:style-name="T2">syntactically, must be a UNIX-like pathname or http URL (no Windows pathnames)</text:span></text:p>
            </text:list-item>
            <text:list-item>
              <text:p text:style-name="P41"><text:span text:style-name="T2">may be relative</text:span></text:p>
            </text:list-item>
            <text:list-item>
              <text:p text:style-name="P41"><text:span text:style-name="T2">cannot be resolved to the actual file in general (e.g., if the hOCR file becomes separated from the image fiels)</text:span></text:p>
            </text:list-item>
            <text:list-item>
              <text:p text:style-name="P41"><text:span text:style-name="T2">if the hOCR file is present in a directory hierarchy or file archive, should resolve to the corresponding image file</text:span></text:p>
            </text:list-item>
          </text:list>
        </text:list-item>
      </text:list>
      <text:list xml:id="list172414510056025" text:continue-list="list172412549769844" text:style-name="WWNum18">
        <text:list-item>
          <text:p text:style-name="P10"><text:span text:style-name="T2">imagemd5 checksum</text:span></text:p>
        </text:list-item>
      </text:list>
      <text:list xml:id="list9047797317213716650" text:style-name="WWNum15">
        <text:list-item>
          <text:list>
            <text:list-item>
              <text:p text:style-name="P42"><text:span text:style-name="T2">MD5 fingerprint of the image file that this page was derived from</text:span></text:p>
            </text:list-item>
            <text:list-item>
              <text:p text:style-name="P42"><text:span text:style-name="T2">allows re-associating pages with source images</text:span></text:p>
            </text:list-item>
          </text:list>
        </text:list-item>
      </text:list>
      <text:list xml:id="list172413279846778" text:continue-list="list172414510056025" text:style-name="WWNum18">
        <text:list-item>
          <text:p text:style-name="P10"><text:span text:style-name="T2">ppageno n</text:span></text:p>
        </text:list-item>
      </text:list>
      <text:list xml:id="list8964614090557363915" text:style-name="WWNum8">
        <text:list-item>
          <text:list>
            <text:list-item>
              <text:p text:style-name="P43"><text:span text:style-name="T2">the physical page number</text:span></text:p>
            </text:list-item>
            <text:list-item>
              <text:p text:style-name="P43"><text:span text:style-name="T2">the front cover is page number 0</text:span></text:p>
            </text:list-item>
            <text:list-item>
              <text:p text:style-name="P43"><text:soft-page-break/><text:span text:style-name="T2">should be unique</text:span></text:p>
            </text:list-item>
            <text:list-item>
              <text:p text:style-name="P43"><text:span text:style-name="T2">must not be present unless the pages in the document have a physical ordering</text:span></text:p>
            </text:list-item>
            <text:list-item>
              <text:p text:style-name="P43"><text:span text:style-name="T2">must not be present unless it is well defined and unique</text:span></text:p>
            </text:list-item>
          </text:list>
        </text:list-item>
      </text:list>
      <text:list xml:id="list172413501624524" text:continue-list="list172413279846778" text:style-name="WWNum18">
        <text:list-item>
          <text:p text:style-name="P10"><text:span text:style-name="T2">lpageno string</text:span></text:p>
        </text:list-item>
      </text:list>
      <text:list xml:id="list7328509726163030091" text:style-name="WWNum9">
        <text:list-item>
          <text:list>
            <text:list-item>
              <text:p text:style-name="P44"><text:span text:style-name="T2">the logical page number expressed on the page</text:span></text:p>
            </text:list-item>
            <text:list-item>
              <text:p text:style-name="P44"><text:span text:style-name="T2">may not be numerical (e.g., Roman numerals)</text:span></text:p>
            </text:list-item>
            <text:list-item>
              <text:p text:style-name="P44"><text:span text:style-name="T2">usually is unique</text:span></text:p>
            </text:list-item>
            <text:list-item>
              <text:p text:style-name="P44"><text:span text:style-name="T2">must not be present unless it has been recognized from the page and is unambiguous</text:span></text:p>
            </text:list-item>
          </text:list>
        </text:list-item>
      </text:list>
      <text:p text:style-name="P1"/>
      <text:p text:style-name="P1"><text:span text:style-name="T2">The following properties may be present:</text:span></text:p>
      <text:p text:style-name="P1"/>
      <text:list xml:id="list2792699530806040294" text:style-name="WWNum10">
        <text:list-item>
          <text:p text:style-name="P11"><text:span text:style-name="T2">scan_res x_res y_res</text:span></text:p>
        </text:list-item>
      </text:list>
      <text:list xml:id="list9114699205621864673" text:style-name="WWNum11">
        <text:list-item>
          <text:list>
            <text:list-item>
              <text:p text:style-name="P45"><text:span text:style-name="T2">scanning resolution in DPI</text:span></text:p>
            </text:list-item>
          </text:list>
        </text:list-item>
      </text:list>
      <text:list xml:id="list172413168713866" text:continue-list="list2792699530806040294" text:style-name="WWNum10">
        <text:list-item>
          <text:p text:style-name="P11"><text:span text:style-name="T2">x_scanner string</text:span></text:p>
        </text:list-item>
      </text:list>
      <text:list xml:id="list3653056758906844855" text:style-name="WWNum23">
        <text:list-item>
          <text:list>
            <text:list-item>
              <text:p text:style-name="P46"><text:span text:style-name="T2">a representation of the scanner</text:span></text:p>
            </text:list-item>
          </text:list>
        </text:list-item>
      </text:list>
      <text:list xml:id="list172413507411475" text:continue-list="list172413168713866" text:style-name="WWNum10">
        <text:list-item>
          <text:p text:style-name="P11"><text:span text:style-name="T2">x_source string</text:span></text:p>
        </text:list-item>
      </text:list>
      <text:list xml:id="list9056001369822851478" text:style-name="WWNum22">
        <text:list-item>
          <text:list>
            <text:list-item>
              <text:p text:style-name="P47"><text:span text:style-name="T2">an implementation-dependent representation of the document source</text:span></text:p>
            </text:list-item>
            <text:list-item>
              <text:p text:style-name="P47"><text:span text:style-name="T2">could be a URL or a /gfs/ path</text:span></text:p>
            </text:list-item>
            <text:list-item>
              <text:p text:style-name="P47"><text:span text:style-name="T2">offsets within a multipage format (e.g., TIFF) may be represented using additional strings or using URL parameters or fragments</text:span></text:p>
            </text:list-item>
            <text:list-item>
              <text:p text:style-name="P47"><text:span text:style-name="T2">examples</text:span></text:p>
            </text:list-item>
          </text:list>
        </text:list-item>
      </text:list>
      <text:list xml:id="list8679119166945421133" text:style-name="WWNum21">
        <text:list-item>
          <text:list>
            <text:list-item>
              <text:list>
                <text:list-item>
                  <text:p text:style-name="P75"><text:span text:style-name="T2">x_source /gfs/cc/clean/012345678911 17</text:span></text:p>
                </text:list-item>
                <text:list-item>
                  <text:p text:style-name="P75"><text:span text:style-name="T2">x_source </text:span><text:a xlink:type="simple" xlink:href="http://pageserver/012345678911&amp;page=17"><text:span text:style-name="T12">http://pageserver/012345678911&amp;page=17</text:span></text:a></text:p>
                </text:list-item>
              </text:list>
            </text:list-item>
          </text:list>
        </text:list-item>
      </text:list>
      <text:p text:style-name="P1"><text:a xlink:type="simple" xlink:href="http://pageserver/012345678911&amp;page=17"/></text:p>
      <text:p text:style-name="P1"><text:span text:style-name="T2">The ocr_carea elements should appear reading order unless this is impossible because of some other structuring requirement If the document contains multiple ocr_linear streams, then each ocr_carea must indicate which stream it belongs to.</text:span></text:p>
      <text:p text:style-name="P1"><text:span text:style-name="T2">In typesetting systems, content areas are filled with “blocks”, but most of those blocks are not recoverable or semantically meaningful. However, one type of block is visible and very important for OCR engines: the line. Lines are typesetting blocks that only contain glyphs (“inlines” in XSL terminology).</text:span></text:p>
      <text:p text:style-name="P1"/>
      <text:p text:style-name="P1"><text:span text:style-name="T2">They are represented by the ocr_line area. In addition to the standard properties, the ocr_line area supports the following additional properties:</text:span></text:p>
      <text:p text:style-name="P1"/>
      <text:list xml:id="list3323287562573902385" text:style-name="WWNum20">
        <text:list-item>
          <text:p text:style-name="P12"><text:span text:style-name="T2">hardbreak n</text:span></text:p>
        </text:list-item>
      </text:list>
      <text:list xml:id="list3059360307179368710" text:style-name="WWNum19">
        <text:list-item>
          <text:list>
            <text:list-item>
              <text:p text:style-name="P48"><text:span text:style-name="T2">a zero (default) indicates that the end of the line is not a hard (explicit) line break, but a break due to text flow</text:span></text:p>
            </text:list-item>
            <text:list-item>
              <text:p text:style-name="P48"><text:span text:style-name="T2">a one indicates that the line is a hard (explicit) line break</text:span><text:span text:style-name="T10"><text:line-break/></text:span></text:p>
            </text:list-item>
          </text:list>
        </text:list-item>
      </text:list>
      <text:p text:style-name="P1"><text:span text:style-name="T2">Any special characters representing the desired end-of-line processing must be present inside the ocr_line element. Examples of such special characters are a soft hyphen (”­”), a hard line break (”&lt;br&gt;”), or whitespace (” ”) for soft line breaks.</text:span></text:p>
      <text:p text:style-name="P1"><text:span text:style-name="T2">Note that for many documents, the actual ground truth careas are well-defined by the document style of the original document before printing and scanning. From a single page, the careas of the original document style cannot be recovered exactly. However, the partition of a document by ocr_carea for an individual page shall be considered correct relative to ground truth if (1) all the text contained in a ground truth carea is fully contained within a single ocr_carea, (2) no text outside a ground truth carea is contained within an ocr_carea, and (3) the ocr_careas appear in the same order as the text flow relationships between the ground truth careas.</text:span></text:p>
      <text:p text:style-name="P1"><text:soft-page-break/></text:p>
      <text:p text:style-name="P1"><text:span text:style-name="T2">The following floats are defined:</text:span></text:p>
      <text:p text:style-name="P1"/>
      <text:list xml:id="list5164914685996419918" text:style-name="WWNum43">
        <text:list-item>
          <text:p text:style-name="P13"><text:span text:style-name="T2">ocr_float</text:span></text:p>
        </text:list-item>
      </text:list>
      <text:list xml:id="list6834888181412013556" text:style-name="WWNum44">
        <text:list-item>
          <text:list>
            <text:list-item>
              <text:p text:style-name="P49"><text:span text:style-name="T2">ocr_separator</text:span></text:p>
            </text:list-item>
            <text:list-item>
              <text:p text:style-name="P49"><text:span text:style-name="T2">ocr_textfloat</text:span></text:p>
            </text:list-item>
            <text:list-item>
              <text:p text:style-name="P49"><text:span text:style-name="T2">ocr_textimage</text:span></text:p>
            </text:list-item>
            <text:list-item>
              <text:p text:style-name="P49"><text:span text:style-name="T2">ocr_image</text:span></text:p>
            </text:list-item>
          </text:list>
        </text:list-item>
      </text:list>
      <text:list xml:id="list1959223063756982895" text:style-name="WWNum45">
        <text:list-item>
          <text:list>
            <text:list-item>
              <text:list>
                <text:list-item>
                  <text:p text:style-name="P76"><text:span text:style-name="T2">ocr_linedrawing – something that could be represented well and naturally in a vector graphics format like SVG (even if it is actually represented as PNG)</text:span></text:p>
                </text:list-item>
                <text:list-item>
                  <text:p text:style-name="P76"><text:span text:style-name="T2">ocr_photo – something that requires JPEG or PNG to be represented well</text:span></text:p>
                </text:list-item>
              </text:list>
            </text:list-item>
          </text:list>
        </text:list-item>
      </text:list>
      <text:list xml:id="list172414147346209" text:continue-list="list6834888181412013556" text:style-name="WWNum44">
        <text:list-item>
          <text:list>
            <text:list-item>
              <text:p text:style-name="P49"><text:span text:style-name="T2">ocr_header</text:span></text:p>
            </text:list-item>
            <text:list-item>
              <text:p text:style-name="P49"><text:span text:style-name="T2">ocr_footer</text:span></text:p>
            </text:list-item>
            <text:list-item>
              <text:p text:style-name="P49"><text:span text:style-name="T2">ocr_pageno</text:span></text:p>
            </text:list-item>
            <text:list-item>
              <text:p text:style-name="P49"><text:span text:style-name="T2">ocr_table</text:span></text:p>
            </text:list-item>
          </text:list>
        </text:list-item>
      </text:list>
      <text:p text:style-name="P1"/>
      <text:p text:style-name="P1"><text:span text:style-name="T2">Floats should not be nested.</text:span></text:p>
      <text:p text:style-name="P2"/>
      <text:p text:style-name="P79"><text:bookmark text:name="h.e98151612aad"/><text:span text:style-name="T7">6 Inline Representations</text:span></text:p>
      <text:p text:style-name="P34"/>
      <text:p text:style-name="P1"><text:span text:style-name="T2">There is some content that should behave and flow like text</text:span></text:p>
      <text:p text:style-name="P1"/>
      <text:list xml:id="list3645439340519643270" text:style-name="WWNum46">
        <text:list-item>
          <text:p text:style-name="P14"><text:span text:style-name="T2">ocr_glyph – an individual glyph represented as an image (e.g., an unrecognized character)</text:span></text:p>
        </text:list-item>
      </text:list>
      <text:list xml:id="list5479684045009116531" text:style-name="WWNum48">
        <text:list-item>
          <text:list>
            <text:list-item>
              <text:p text:style-name="P50"><text:span text:style-name="T2">must contain a single IMG tag, or be present on one</text:span></text:p>
            </text:list-item>
          </text:list>
        </text:list-item>
      </text:list>
      <text:list xml:id="list172413642327009" text:continue-list="list3645439340519643270" text:style-name="WWNum46">
        <text:list-item>
          <text:p text:style-name="P14"><text:span text:style-name="T2">ocr_glyphs – multiple glyphs represented as an image (e.g., an unrecognized word)</text:span></text:p>
        </text:list-item>
      </text:list>
      <text:list xml:id="list3479131623198569903" text:style-name="WWNum47">
        <text:list-item>
          <text:list>
            <text:list-item>
              <text:p text:style-name="P51"><text:span text:style-name="T2">must contain a single IMG tag, or be present on one</text:span></text:p>
            </text:list-item>
          </text:list>
        </text:list-item>
      </text:list>
      <text:list xml:id="list172413054199473" text:continue-list="list172413642327009" text:style-name="WWNum46">
        <text:list-item>
          <text:p text:style-name="P14"><text:span text:style-name="T2">ocr_dropcap – an individual glyph representing a dropcap</text:span></text:p>
        </text:list-item>
      </text:list>
      <text:list xml:id="list8248514015124209452" text:style-name="WWNum28">
        <text:list-item>
          <text:list>
            <text:list-item>
              <text:p text:style-name="P52"><text:span text:style-name="T2">may contain text or an IMG tag; the ALT of the image tag should contain the corresponding text</text:span></text:p>
            </text:list-item>
          </text:list>
        </text:list-item>
      </text:list>
      <text:list xml:id="list172413467377968" text:continue-list="list172413054199473" text:style-name="WWNum46">
        <text:list-item>
          <text:p text:style-name="P14"><text:span text:style-name="T2">ocr_glyphs – a collection of glyphs represented as an image</text:span></text:p>
        </text:list-item>
      </text:list>
      <text:list xml:id="list7249387524594179065" text:style-name="WWNum29">
        <text:list-item>
          <text:list>
            <text:list-item>
              <text:p text:style-name="P53"><text:span text:style-name="T2">must contain a single IMG tag, or be present on one</text:span></text:p>
            </text:list-item>
          </text:list>
        </text:list-item>
      </text:list>
      <text:list xml:id="list172413055115042" text:continue-list="list172413467377968" text:style-name="WWNum46">
        <text:list-item>
          <text:p text:style-name="P14"><text:span text:style-name="T2">ocr_chem – a chemical formula</text:span></text:p>
        </text:list-item>
      </text:list>
      <text:list xml:id="list8024287847239651167" text:style-name="WWNum26">
        <text:list-item>
          <text:list>
            <text:list-item>
              <text:p text:style-name="P54"><text:span text:style-name="T2">must contain either a single IMG tag or ChemML markup, or be present on one</text:span></text:p>
            </text:list-item>
          </text:list>
        </text:list-item>
      </text:list>
      <text:list xml:id="list172412984800526" text:continue-list="list172413055115042" text:style-name="WWNum46">
        <text:list-item>
          <text:p text:style-name="P14"><text:span text:style-name="T2">ocr_math – a mathematical formula</text:span></text:p>
        </text:list-item>
      </text:list>
      <text:list xml:id="list1613870005397129581" text:style-name="WWNum27">
        <text:list-item>
          <text:list>
            <text:list-item>
              <text:p text:style-name="P55"><text:span text:style-name="T2">must contain either a single IMG tag or MathML markup, or be present on one</text:span></text:p>
            </text:list-item>
          </text:list>
        </text:list-item>
      </text:list>
      <text:p text:style-name="P1"/>
      <text:p text:style-name="P1"><text:span text:style-name="T2">Mathematical and chemical formulas that float must be put into an ocr_float section.</text:span></text:p>
      <text:p text:style-name="P1"><text:span text:style-name="T2">Mathematical and chemical formulas that are “display” mode should be put into an ocr_display section.</text:span></text:p>
      <text:p text:style-name="P1"><text:span text:style-name="T2">Non-breaking spaces must be represented using the HTML nbsp; entity.</text:span></text:p>
      <text:p text:style-name="P1"><text:span text:style-name="T2">Soft hyphens must be represented using the HTML shy; entity.</text:span></text:p>
      <text:p text:style-name="P1"><text:span text:style-name="T2">Different space widths should be indicated using HTML and ensp, emsp, thinsp, zwnj, zwj.</text:span></text:p>
      <text:p text:style-name="P1"><text:span text:style-name="T2">The HTML lrm and rlm entities (indicating writing direction) must not be used; all writing direction changes must be indicated with tags.</text:span></text:p>
      <text:p text:style-name="P1"><text:span text:style-name="T2">Other superscripts and subscripts must be represented using the HTML &lt;SUP&gt; and &lt;SUB&gt; tags, even if special Unicode characters are available.</text:span></text:p>
      <text:p text:style-name="P1"><text:span text:style-name="T2">Furigana and similar constructs must be represented using their correct Unicode encoding.</text:span></text:p>
      <text:p text:style-name="P2"><text:soft-page-break/></text:p>
      <text:p text:style-name="P79"><text:bookmark text:name="h.caab37903b8f"/><text:span text:style-name="T7">7 Character Information</text:span></text:p>
      <text:p text:style-name="P34"/>
      <text:p text:style-name="P1"><text:span text:style-name="T2">Character-level information may be put on any element that contains only a single "line" of text; if no other layout element applies, the  ocr_cinfo element may be used.</text:span></text:p>
      <text:p text:style-name="P1"/>
      <text:list xml:id="list4701743852345418622" text:style-name="WWNum24">
        <text:list-item>
          <text:p text:style-name="P15"><text:span text:style-name="T2">cuts c1 c2 c3 …</text:span></text:p>
        </text:list-item>
      </text:list>
      <text:list xml:id="list2375899502873238496" text:style-name="WWNum25">
        <text:list-item>
          <text:list>
            <text:list-item>
              <text:p text:style-name="P56"><text:span text:style-name="T2">character segmentation cuts (see below)</text:span></text:p>
            </text:list-item>
            <text:list-item>
              <text:p text:style-name="P56"><text:span text:style-name="T2">there must be a bbox property relative to which the cuts can be interpreted</text:span></text:p>
            </text:list-item>
          </text:list>
        </text:list-item>
      </text:list>
      <text:list xml:id="list172414208801239" text:continue-list="list4701743852345418622" text:style-name="WWNum24">
        <text:list-item>
          <text:p text:style-name="P15"><text:span text:style-name="T2">nlp c1 c2 c3 …</text:span></text:p>
        </text:list-item>
      </text:list>
      <text:list xml:id="list1488697767807854726" text:style-name="WWNum30">
        <text:list-item>
          <text:list>
            <text:list-item>
              <text:p text:style-name="P57"><text:span text:style-name="T2">estimate of the negative log probabilities of each character by the recognizer</text:span></text:p>
            </text:list-item>
          </text:list>
        </text:list-item>
      </text:list>
      <text:p text:style-name="P1"/>
      <text:p text:style-name="P1"><text:span text:style-name="T2">For left-to-write writing directions, cuts are sequences of deltas in the x and y direction; the first delta in each path is an offset in the x direction relative to the last x position of the previous path. The subsequent deltas alternate between up and right moves. Assume a bounding box of (0,0,300,100); then</text:span></text:p>
      <text:p text:style-name="P1"><text:span text:style-name="T9">cuts("10 11 7 19") =</text:span></text:p>
      <text:p text:style-name="P1"><text:span text:style-name="T9"><text:s text:c="4"/>[ [(10,0),(10,100)], [(21,0),(21,100)], [(28,0),(28,100)], [(47,0),(47,100)] ]</text:span></text:p>
      <text:p text:style-name="P1"><text:span text:style-name="T9">cuts("10,50,3 11,30,-3") =</text:span></text:p>
      <text:p text:style-name="P1"><text:span text:style-name="T9"><text:s text:c="4"/>[ [(10,0),(10,50),(13,50),(13,100)], [(21,0),(21,30),(18,30),(18,100)] ]</text:span></text:p>
      <text:p text:style-name="P1"><text:span text:style-name="T2">Here is an example:</text:span></text:p>
      <text:p text:style-name="P1"/>
      <text:p text:style-name="P1"><text:span text:style-name="T9">&lt;span class="ocr_cinfo" title="bbox 0 0 300 100; nlp 1.7 2.3 3.9 2.7; cuts 9 11 7,8,-2 15 3"&gt;hello&lt;/span&gt;</text:span></text:p>
      <text:p text:style-name="P1"/>
      <text:p text:style-name="P1"><text:span text:style-name="T2">Cuts are between all codepoints contained within the element, including any whitespace and control characters.  Simply use a delta of 0 (zero) for invisible codepoints.</text:span></text:p>
      <text:p text:style-name="P1"/>
      <text:p text:style-name="P1"><text:span text:style-name="T2">Writing directions other than left-to-right specify cuts as if the bounding box for the element had been rotated by a multiple of 90 degrees such that the writing direction is left to right, then rotated back.</text:span></text:p>
      <text:p text:style-name="P1"/>
      <text:p text:style-name="P1"><text:span text:style-name="T2">It is undefined what happens when cut paths intersect, with the exception that a delta of 0 always corresponds to an invisible codepoint.</text:span></text:p>
      <text:p text:style-name="P2"/>
      <text:p text:style-name="P79"><text:bookmark text:name="h.c6a4d8ecd258"/><text:span text:style-name="T7">8 OCR Engine-Specific Markup</text:span></text:p>
      <text:p text:style-name="P34"/>
      <text:p text:style-name="P1"><text:span text:style-name="T2">A few abstractions are used as intermediate abstractions in OCR engines, although they do not have a meaning that can be defined either in terms of typesetting or logical function. Representing them may be useful to represent existing OCR output, say for workflow abstractions.</text:span></text:p>
      <text:p text:style-name="P1"/>
      <text:p text:style-name="P1"><text:span text:style-name="T2">Common suggested engine-specific markup are:</text:span></text:p>
      <text:p text:style-name="P1"/>
      <text:list xml:id="list1497538958386406416" text:style-name="WWNum31">
        <text:list-item>
          <text:p text:style-name="P16"><text:span text:style-name="T2">ocrx_block</text:span></text:p>
        </text:list-item>
      </text:list>
      <text:list xml:id="list4252660818889821721" text:style-name="WWNum33">
        <text:list-item>
          <text:list>
            <text:list-item>
              <text:p text:style-name="P58"><text:span text:style-name="T2">any kind of "block" returned by an OCR system</text:span></text:p>
            </text:list-item>
            <text:list-item>
              <text:p text:style-name="P58"><text:soft-page-break/><text:span text:style-name="T2">engine-specific because the definition of a "block" depends on the engine</text:span></text:p>
            </text:list-item>
          </text:list>
        </text:list-item>
      </text:list>
      <text:list xml:id="list172412761187521" text:continue-list="list1497538958386406416" text:style-name="WWNum31">
        <text:list-item>
          <text:p text:style-name="P16"><text:span text:style-name="T2">ocrx_line</text:span></text:p>
        </text:list-item>
      </text:list>
      <text:list xml:id="list6476366562467211220" text:style-name="WWNum35">
        <text:list-item>
          <text:list>
            <text:list-item>
              <text:p text:style-name="P59"><text:span text:style-name="T2">any kind of "line" returned by an OCR system that differs from the standard ocr_line above</text:span></text:p>
            </text:list-item>
            <text:list-item>
              <text:p text:style-name="P59"><text:span text:style-name="T2">might be some kind of "logical" line</text:span></text:p>
            </text:list-item>
          </text:list>
        </text:list-item>
      </text:list>
      <text:list xml:id="list172414132582581" text:continue-list="list172412761187521" text:style-name="WWNum31">
        <text:list-item>
          <text:p text:style-name="P16"><text:span text:style-name="T2">ocrx_word</text:span></text:p>
        </text:list-item>
      </text:list>
      <text:list xml:id="list3784831697831602970" text:style-name="WWNum58">
        <text:list-item>
          <text:list>
            <text:list-item>
              <text:p text:style-name="P60"><text:span text:style-name="T2">any kind of "word" returned by an OCR system</text:span></text:p>
            </text:list-item>
            <text:list-item>
              <text:p text:style-name="P60"><text:span text:style-name="T2">engine specific because the definition of a "word" depends on the engine</text:span></text:p>
            </text:list-item>
          </text:list>
        </text:list-item>
      </text:list>
      <text:p text:style-name="P1"/>
      <text:p text:style-name="P1"><text:span text:style-name="T2">The meaning of these tags is OCR engine specific. However, generators should attempt to ensure the following properties:</text:span></text:p>
      <text:p text:style-name="P1"/>
      <text:list xml:id="list6498217123718915566" text:style-name="WWNum61">
        <text:list-item>
          <text:p text:style-name="P17"><text:span text:style-name="T2">an ocrx_block should not contain content from multiple ocr_careas</text:span></text:p>
        </text:list-item>
        <text:list-item>
          <text:p text:style-name="P17"><text:span text:style-name="T2">the union of all ocrx_blocks should approximately cover all ocr_careas</text:span></text:p>
        </text:list-item>
        <text:list-item>
          <text:p text:style-name="P17"><text:span text:style-name="T2">an ocrx_block should contain either a float or body text, but not both</text:span></text:p>
        </text:list-item>
        <text:list-item>
          <text:p text:style-name="P17"><text:span text:style-name="T2">an ocrx_block should contain either an image or text, but not both</text:span></text:p>
        </text:list-item>
        <text:list-item>
          <text:p text:style-name="P17"><text:span text:style-name="T2">an ocrx_line should correspond as closely as possible to an ocr_line</text:span></text:p>
        </text:list-item>
        <text:list-item>
          <text:p text:style-name="P17"><text:span text:style-name="T2">ocrx_cinfo should nest inside ocrx_line</text:span></text:p>
        </text:list-item>
        <text:list-item>
          <text:p text:style-name="P17"><text:span text:style-name="T2">ocrx_cinfo should contain only x_conf, x_bboxes, and cuts attributes</text:span></text:p>
        </text:list-item>
      </text:list>
      <text:p text:style-name="P1"/>
      <text:p text:style-name="P1"><text:span text:style-name="T2">The following properties are defined:</text:span></text:p>
      <text:p text:style-name="P1"/>
      <text:list xml:id="list6312250914927464675" text:style-name="WWNum62">
        <text:list-item>
          <text:p text:style-name="P18"><text:span text:style-name="T2">x_font s</text:span></text:p>
        </text:list-item>
      </text:list>
      <text:list xml:id="list651383862354688030" text:style-name="WWNum59">
        <text:list-item>
          <text:list>
            <text:list-item>
              <text:p text:style-name="P61"><text:span text:style-name="T2">OCR-engine specific font names</text:span></text:p>
            </text:list-item>
          </text:list>
        </text:list-item>
      </text:list>
      <text:list xml:id="list172412456228590" text:continue-list="list6312250914927464675" text:style-name="WWNum62">
        <text:list-item>
          <text:p text:style-name="P18"><text:span text:style-name="T2">x_fsize n</text:span></text:p>
        </text:list-item>
      </text:list>
      <text:list xml:id="list683464160981062597" text:style-name="WWNum60">
        <text:list-item>
          <text:list>
            <text:list-item>
              <text:p text:style-name="P62"><text:span text:style-name="T2">OCR-engine specific font size</text:span></text:p>
            </text:list-item>
          </text:list>
        </text:list-item>
      </text:list>
      <text:list xml:id="list172413332670962" text:continue-list="list172412456228590" text:style-name="WWNum62">
        <text:list-item>
          <text:p text:style-name="P18"><text:span text:style-name="T2">x_boxes b1x0 b1y0 b1x1 b1y1 b2x0 b2y0 b2x1 b2y1 …</text:span></text:p>
        </text:list-item>
      </text:list>
      <text:list xml:id="list8733535778514045178" text:style-name="WWNum63">
        <text:list-item>
          <text:list>
            <text:list-item>
              <text:p text:style-name="P63"><text:span text:style-name="T2">OCR-engine specific boxes associated with each codepoint contained in the element</text:span></text:p>
            </text:list-item>
            <text:list-item>
              <text:p text:style-name="P63"><text:span text:style-name="T2">note that the </text:span><text:span text:style-name="T9">bbox</text:span><text:span text:style-name="T2"> property is a property for the bounding box of a layout element, not of individual characters</text:span></text:p>
            </text:list-item>
            <text:list-item>
              <text:p text:style-name="P63"><text:span text:style-name="T2">in particular, use </text:span><text:span text:style-name="T9">&lt;span class="ocr_cinfo" title="x_bboxes ...."&gt;</text:span><text:span text:style-name="T2">, </text:span><text:span text:style-name="T4">not</text:span><text:span text:style-name="T2"> </text:span><text:span text:style-name="T9">&lt;span class="ocr_cinfo" title="bbox ..."&gt;</text:span></text:p>
            </text:list-item>
          </text:list>
        </text:list-item>
      </text:list>
      <text:list xml:id="list172414258856013" text:continue-list="list172413332670962" text:style-name="WWNum62">
        <text:list-item>
          <text:p text:style-name="P18"><text:span text:style-name="T2">x_confs c1 c2 c3 …</text:span></text:p>
        </text:list-item>
      </text:list>
      <text:list xml:id="list5263880376703296941" text:style-name="WWNum49">
        <text:list-item>
          <text:list>
            <text:list-item>
              <text:p text:style-name="P64"><text:span text:style-name="T2">OCR-engine specific character confidences</text:span></text:p>
            </text:list-item>
            <text:list-item>
              <text:p text:style-name="P64">c1 etc. must be numbers</text:p>
            </text:list-item>
            <text:list-item>
              <text:p text:style-name="P64">higher values should express higher confidences</text:p>
            </text:list-item>
            <text:list-item>
              <text:p text:style-name="P64">if possible, convert character confidences to values between 0 and 100 and have them approximate posterior probabilities (expressed in %)</text:p>
            </text:list-item>
          </text:list>
        </text:list-item>
      </text:list>
      <text:list xml:id="list172413423891006" text:continue-list="list172414258856013" text:style-name="WWNum62">
        <text:list-item>
          <text:p text:style-name="P18"><text:span text:style-name="T2">x_wconf n</text:span></text:p>
        </text:list-item>
      </text:list>
      <text:list xml:id="list172412644471866" text:continue-list="list5263880376703296941" text:style-name="WWNum49">
        <text:list-item>
          <text:list>
            <text:list-item>
              <text:p text:style-name="P72"><text:span text:style-name="T2">OCR-engine specific confidence for the entire contained substring</text:span></text:p>
            </text:list-item>
            <text:list-item>
              <text:p text:style-name="P72">n must be a number</text:p>
            </text:list-item>
            <text:list-item>
              <text:p text:style-name="P72">higher values should express higher confidences</text:p>
            </text:list-item>
            <text:list-item>
              <text:p text:style-name="P72">if possible, convert word confidences to values between 0 and 100 and have them approximate posterior probabilities (expressed in %)</text:p>
            </text:list-item>
          </text:list>
        </text:list-item>
      </text:list>
      <text:p text:style-name="P2"/>
      <text:p text:style-name="P2"/>
      <text:p text:style-name="P2"/>
      <text:p text:style-name="P79"><text:bookmark text:name="h.85bbfc0b0c44"/><text:soft-page-break/><text:span text:style-name="T7">9 Font, Text Color, Language, Direction</text:span></text:p>
      <text:p text:style-name="P34"/>
      <text:p text:style-name="P1"><text:span text:style-name="T2">OCR-generated font and text color information is encoded using standard HTML and CSS attributes on elements with a class of ocr_... or ocrx_... Language and writing direction should be indicated using the HTML standard attributes lang= and dir=, or alternatively can be indicated as properties on elements.</text:span></text:p>
      <text:p text:style-name="P1"/>
      <text:p text:style-name="P1"><text:span text:style-name="T2">OCR information and presentation information can be separated by putting the CSS info related to the CSS in an outer element with an ocr_ or ocrx_ class, and then overriding it for the presentation by nesting another SPAN with the actual presentation information inside that:</text:span></text:p>
      <text:p text:style-name="P1"/>
      <text:p text:style-name="P77"><text:span text:style-name="T2">&lt;span class="ocr_cinfo" style="</text:span><text:span text:style-name="T5">ocr style</text:span><text:span text:style-name="T2">"&gt;&lt;span style="</text:span><text:span text:style-name="T5">presentation style</text:span><text:span text:style-name="T2">"&gt; ... &lt;/span&gt;&lt;/span&gt;</text:span></text:p>
      <text:p text:style-name="P1"/>
      <text:p text:style-name="P1"><text:span text:style-name="T2">The CSS3 text layout attributes can be used when necessary. For example, CSS supports writing-mode, direction, glyph-orientation ISO15924-based script, text-indent, etc.</text:span></text:p>
      <text:p text:style-name="P2"/>
      <text:p text:style-name="P79"><text:bookmark text:name="h.4e26861234f8"/><text:span text:style-name="T7">10 Alternative Segmentations / Readings</text:span></text:p>
      <text:p text:style-name="P34"/>
      <text:p text:style-name="P1"><text:span text:style-name="T2">Alternative segmentations and readings are indicated by a SPAN with “class=alternatives”. It must contains INS and DEL elements. The first contained element should be INS and represent the most probably interpretation, the subsequent ones DEL. Each INS and DEL element should have “class=alt” and a property of either “nlp” or “x_cost”. These SPAN, INS, and DEL tags can nest arbitrarily.</text:span></text:p>
      <text:p text:style-name="P1"><text:span text:style-name="T2">Example:</text:span></text:p>
      <text:p text:style-name="P77"><text:span text:style-name="T9">&lt;SPAN class="alternatives"&gt;</text:span></text:p>
      <text:p text:style-name="P77"><text:span text:style-name="T9">&lt;INS class="alt" title="nlp 0.3"&gt;hello&lt;/INS&gt;</text:span></text:p>
      <text:p text:style-name="P77"><text:span text:style-name="T9">&lt;DEL class="alt" title="nlp 1.1"&gt;hallo&lt;/DEL&gt;</text:span></text:p>
      <text:p text:style-name="P77"><text:span text:style-name="T9">&lt;/SPAN&gt;</text:span></text:p>
      <text:p text:style-name="P2"><text:span text:style-name="T2">Whitespace within the SPAN but outside the contained INS/DEL elements is ignored and should be inserted to improve readability of the HTML when viewed in a browser.</text:span></text:p>
      <text:p text:style-name="P79"><text:span text:style-name="T7">11 Grouped Elements and  Multiple Hierarchies</text:span></text:p>
      <text:p text:style-name="P1"/>
      <text:p text:style-name="P1"><text:span text:style-name="T2">The different levels of layout information (logical, physical, engine-specific) each form hierarchies, but those hierarchies may not be mutually compatible; for example, a single ocr_page may contain information from multiple sections or chapters. To represent both hierarchies within a single document, elements may be grouped together.  That is, two elements with the same class may be treated as one element by adding a "groupid </text:span><text:span text:style-name="T5">identifier</text:span><text:span text:style-name="T2">" property to them and using the same identifier. </text:span></text:p>
      <text:p text:style-name="P1"><text:span text:style-name="T2">Grouped elements should be logically consistent with the markup they represent; for example, it is probably not sensible to use grouped elements to interleave parts of two different chapters.  Therefore, grouped elements should usually be adjacent in the markup.</text:span></text:p>
      <text:p text:style-name="P1"><text:span text:style-name="T2">Applications using hOCR may choose to manipulate grouped elements directly, but the simplest way of dealing with them is to transform a document with grouped elements into one without grouped elements prior to further processing by first removing tags that are not of interest for the subsequent processing step, and then collapsing grouped elements into </text:span><text:soft-page-break/><text:span text:style-name="T2">single elements.  For example, output that contains both logical and physical layout information, where the logical layout information uses grouped elements, can be transformed by removing all the physical layout information, and then collapsing all split ocr_chapter elements into single ocr_chapter elements based on the groupid.  The result is a simple DOM tree.  This transformation can be provided generically as a pre-processor or Javascript.</text:span></text:p>
      <text:p text:style-name="P2"><text:span text:style-name="T2">The presence of grouped elements does not need to be indicated in the header; when it affects their operations, hOCR processors should check for the presence of grouped elements in the output and fail with an error message if they cannot correctly process the hOCR information.</text:span></text:p>
      <text:p text:style-name="P79"><text:bookmark text:name="h.6b53b942b1ae"/><text:span text:style-name="T7">12 Capabilities</text:span></text:p>
      <text:p text:style-name="P34"/>
      <text:p text:style-name="P1"><text:span text:style-name="T2">Any program generating files in this output format must indicate in the document metadata what kind of markup it is capable of generating. This includes listing the exact set of markup sections that the system could have generated, even if it did not actually generate them for the particular document.</text:span></text:p>
      <text:p text:style-name="P1"><text:span text:style-name="T2">The capability to generate specific properties is given by the prefix ocrp_…; the important properties are:</text:span></text:p>
      <text:p text:style-name="P1"/>
      <text:list xml:id="list3485741440043237831" text:style-name="WWNum50">
        <text:list-item>
          <text:p text:style-name="P19"><text:span text:style-name="T2">ocrp_lang – capable of generating lang= attributes</text:span></text:p>
        </text:list-item>
        <text:list-item>
          <text:p text:style-name="P19"><text:span text:style-name="T2">ocrp_dir – capable of generating dir= attributes</text:span></text:p>
        </text:list-item>
        <text:list-item>
          <text:p text:style-name="P19"><text:span text:style-name="T2">ocrp_poly – capable of generating polygonal bounds</text:span></text:p>
        </text:list-item>
        <text:list-item>
          <text:p text:style-name="P19"><text:span text:style-name="T2">ocrp_font – capable of generating font information (standard font information)</text:span></text:p>
        </text:list-item>
        <text:list-item>
          <text:p text:style-name="P19"><text:span text:style-name="T2">ocrp_nlp – capable of generating nlp confidences</text:span></text:p>
        </text:list-item>
      </text:list>
      <text:p text:style-name="P1"/>
      <text:p text:style-name="P1"><text:span text:style-name="T2">The capability to generate other specific embedded formats is given by the prefix ocr_embeddedformat_&lt;formatname&gt;.</text:span></text:p>
      <text:p text:style-name="P1"><text:span text:style-name="T2">If an OCR engine represents a particular tag but cannot determine reading order for that tag, it must must specify a capability of ocr_&lt;tag&gt;_unordered.</text:span></text:p>
      <text:p text:style-name="P1"><text:span text:style-name="T2">If a document lists a certain capabilities but no element or attribute is found that corresponds to that capability, users of the document may infer that the content is absent in the source document. If a capability is not listed, the corresponding element or attribute must not be present in the document.</text:span></text:p>
      <text:p text:style-name="P2"/>
      <text:p text:style-name="P79"><text:span text:style-name="T7">13 Profiles</text:span></text:p>
      <text:p text:style-name="P1"/>
      <text:p text:style-name="P1"><text:span text:style-name="T2">hOCR provides standard means of marking up information, but it does not mandate the presence or absence of particular kinds of information.   For example, an hOCR file may contain only logical markup, only physical markup, or only engine-specific markup. As a result, merely knowing that OCR output is hOCR compliant doesn't tell us whether that file is actually useful for subsequent processing.</text:span></text:p>
      <text:p text:style-name="P1"/>
      <text:p text:style-name="P1"><text:span text:style-name="T2">OCR systems can use hOCR in various different ways internally, but we will eventually define some common profiles that mandate what kinds of information needs to be present in particular kinds of output.  Of particular importance are:</text:span></text:p>
      <text:p text:style-name="P1"/>
      <text:list xml:id="list7779219419698974547" text:style-name="WWNum52">
        <text:list-item>
          <text:p text:style-name="P20"><text:span text:style-name="T3">physical layout profile</text:span><text:span text:style-name="T2">: OCR output in XHTML format with a defined set of common physical layout markup capabilities (page, carea, floats, line).  Logical layout may be </text:span><text:soft-page-break/><text:span text:style-name="T2">present as well, but the document tree structure must represent the physical layout structure, with logical layout elements split and grouped as needed.</text:span></text:p>
        </text:list-item>
        <text:list-item>
          <text:p text:style-name="P20"><text:span text:style-name="T3">logical layout profile</text:span><text:span text:style-name="T2">: OCR output in XHTML format with a defined set of common logical layout markup capabilities (linear, chapter, section, subsection).  Physical layout may be present as well, but the document tree structure must represent the logical layout structure, with logical layout elements split and grouped as needed.</text:span></text:p>
        </text:list-item>
      </text:list>
      <text:p text:style-name="P1"/>
      <text:p text:style-name="P1"><text:span text:style-name="T2">Other possible profiles might be defined for specific engines or specific document classes:</text:span></text:p>
      <text:p text:style-name="P1"/>
      <text:list xml:id="list3584500830934433122" text:style-name="WWNum51">
        <text:list-item>
          <text:p text:style-name="P21"><text:span text:style-name="T2">common commercial OCR output (e.g., Abbyy)</text:span></text:p>
        </text:list-item>
      </text:list>
      <text:list xml:id="list1911943361388626899" text:style-name="WWNum54">
        <text:list-item>
          <text:list>
            <text:list-item>
              <text:p text:style-name="P65"><text:span text:style-name="T2">ocr_page</text:span></text:p>
            </text:list-item>
            <text:list-item>
              <text:p text:style-name="P65"><text:span text:style-name="T2">ocrx_block, ocrx_line, ocrx_word</text:span></text:p>
            </text:list-item>
            <text:list-item>
              <text:p text:style-name="P65"><text:span text:style-name="T2">ocrp_lang</text:span></text:p>
            </text:list-item>
            <text:list-item>
              <text:p text:style-name="P65"><text:span text:style-name="T2">ocrp_font</text:span></text:p>
            </text:list-item>
          </text:list>
        </text:list-item>
      </text:list>
      <text:list xml:id="list172414334956569" text:continue-list="list3584500830934433122" text:style-name="WWNum51">
        <text:list-item>
          <text:p text:style-name="P21"><text:span text:style-name="T2">book target</text:span></text:p>
        </text:list-item>
      </text:list>
      <text:list xml:id="list455995252733638406" text:style-name="WWNum53">
        <text:list-item>
          <text:list>
            <text:list-item>
              <text:p text:style-name="P66"><text:span text:style-name="T2">all logical structuring elements (as applicable), except ocr_linear</text:span></text:p>
            </text:list-item>
            <text:list-item>
              <text:p text:style-name="P66"><text:span text:style-name="T2">ocr_page</text:span></text:p>
            </text:list-item>
          </text:list>
        </text:list-item>
      </text:list>
      <text:list xml:id="list172413056248873" text:continue-list="list172414334956569" text:style-name="WWNum51">
        <text:list-item>
          <text:p text:style-name="P21"><text:span text:style-name="T2">newspaper target</text:span></text:p>
        </text:list-item>
      </text:list>
      <text:list xml:id="list8105204261137870073" text:style-name="WWNum56">
        <text:list-item>
          <text:list>
            <text:list-item>
              <text:p text:style-name="P67"><text:span text:style-name="T2">all logical structuring elements (as applicable)</text:span></text:p>
            </text:list-item>
            <text:list-item>
              <text:p text:style-name="P67"><text:span text:style-name="T2">articles map on ocr_linear</text:span></text:p>
            </text:list-item>
            <text:list-item>
              <text:p text:style-name="P67"><text:span text:style-name="T2">ocr_page</text:span></text:p>
            </text:list-item>
          </text:list>
        </text:list-item>
      </text:list>
      <text:p text:style-name="P1"/>
      <text:p text:style-name="P1"/>
      <text:p text:style-name="P1"/>
      <text:p text:style-name="P2"/>
      <text:p text:style-name="P79"><text:bookmark text:name="h.7951b7e51bcf"/><text:span text:style-name="T7">14 Required Meta Information</text:span></text:p>
      <text:p text:style-name="P34"/>
      <text:p text:style-name="P1"><text:span text:style-name="T2">The OCR system is required to indicate the following using meta tags in the header:</text:span></text:p>
      <text:p text:style-name="P1"/>
      <text:list xml:id="list5855532838867952317" text:style-name="WWNum57">
        <text:list-item>
          <text:p text:style-name="P22"><text:span text:style-name="T2">name=ocr-system content=“name version”</text:span></text:p>
        </text:list-item>
        <text:list-item>
          <text:p text:style-name="P22"><text:span text:style-name="T2">name=ocr-capabilities content=capabilities</text:span></text:p>
        </text:list-item>
      </text:list>
      <text:list xml:id="list4190125900145169643" text:style-name="WWNum55">
        <text:list-item>
          <text:list>
            <text:list-item>
              <text:p text:style-name="P68"><text:span text:style-name="T2">see the capabilities defined above</text:span></text:p>
            </text:list-item>
          </text:list>
        </text:list-item>
      </text:list>
      <text:p text:style-name="P1"/>
      <text:p text:style-name="P1"><text:span text:style-name="T2">The OCR system should indicate the following information</text:span></text:p>
      <text:p text:style-name="P1"/>
      <text:list xml:id="list8288947916131327385" text:style-name="WWNum6">
        <text:list-item>
          <text:p text:style-name="P23"><text:span text:style-name="T2">name=ocr-number-of-pages content=number-of-pages</text:span></text:p>
        </text:list-item>
        <text:list-item>
          <text:p text:style-name="P23"><text:span text:style-name="T2">name=ocr-langs content=languages-considered-by-ocr</text:span></text:p>
        </text:list-item>
      </text:list>
      <text:list xml:id="list6789606441848810293" text:style-name="WWNum7">
        <text:list-item>
          <text:list>
            <text:list-item>
              <text:p text:style-name="P69"><text:span text:style-name="T2">use </text:span><text:a xlink:type="simple" xlink:href="http://en.wikipedia.org/wiki/List_of_ISO_639-1_codes"><text:span text:style-name="T12">ISO 639-1 codes</text:span></text:a></text:p>
            </text:list-item>
            <text:list-item>
              <text:p text:style-name="P69"><text:span text:style-name="T2">value may be “unknown”</text:span></text:p>
            </text:list-item>
          </text:list>
        </text:list-item>
      </text:list>
      <text:list xml:id="list172413827999674" text:continue-list="list8288947916131327385" text:style-name="WWNum6">
        <text:list-item>
          <text:p text:style-name="P23"><text:span text:style-name="T2">name=ocr-scripts content=scripts-considered-by-ocr</text:span></text:p>
        </text:list-item>
      </text:list>
      <text:list xml:id="list2661639752150691528" text:style-name="WWNum2">
        <text:list-item>
          <text:list>
            <text:list-item>
              <text:p text:style-name="P70"><text:span text:style-name="T2">use </text:span><text:a xlink:type="simple" xlink:href="http://unicode.org/iso15924/iso15924-en.html"><text:span text:style-name="T12">ISO 15924 letter codes</text:span></text:a></text:p>
            </text:list-item>
            <text:list-item>
              <text:p text:style-name="P70"><text:span text:style-name="T2">value may be “unknown”</text:span></text:p>
            </text:list-item>
          </text:list>
        </text:list-item>
      </text:list>
      <text:p text:style-name="P2"/>
      <text:p text:style-name="P79"><text:bookmark text:name="h.6f91e33a8851"/><text:span text:style-name="T7">15 HTML Markup</text:span></text:p>
      <text:p text:style-name="P34"/>
      <text:p text:style-name="P1"><text:span text:style-name="T2">The HTML-based markup is orthogonal to the hOCR-based markup; that is, both can be </text:span><text:soft-page-break/><text:span text:style-name="T2">chosen independent of one another. The only thing that needs to be consistent between the two markups is the text contained within the tags. hOCR and other embedded format tags can be put on HTML tags, or they can be put on their own DIV/SPAN tags.</text:span></text:p>
      <text:p text:style-name="P1"><text:span text:style-name="T2">There are many different choices possible and reasonable for the HTML markup, depending on the use and further processing of the document. Each such choice must be indicated in the meta data for the document.</text:span></text:p>
      <text:p text:style-name="P1"><text:span text:style-name="T2">Many mappings derived from existing tools are quite similar, and most follow the restrictions and recommendations below already without further modifications.</text:span></text:p>
      <text:p text:style-name="P1"><text:span text:style-name="T2">Depending on the particular HTML markup used in the document, the document is suitable for different kinds of processing and use. The formats have the following intents:</text:span></text:p>
      <text:p text:style-name="P1"/>
      <text:list xml:id="list2195261147805564979" text:style-name="WWNum3">
        <text:list-item>
          <text:p text:style-name="P24"><text:span text:style-name="T2">html_none: straightforward equivalent of Goodoc or XDOC</text:span></text:p>
        </text:list-item>
        <text:list-item>
          <text:p text:style-name="P24"><text:span text:style-name="T2">html_ocr: straightforward recording of commercial OCR system output</text:span></text:p>
        </text:list-item>
        <text:list-item>
          <text:p text:style-name="P24"><text:span text:style-name="T2">html_absolute: target format for services like Google's View as HTML</text:span></text:p>
        </text:list-item>
        <text:list-item>
          <text:p text:style-name="P24"><text:span text:style-name="T2">html_xytable: target format for layout-preserving on-screen document viewing</text:span></text:p>
        </text:list-item>
        <text:list-item>
          <text:p text:style-name="P24"><text:span text:style-name="T2">html_simple: target format for convenient on-line viewing and intermediate format for indexing</text:span></text:p>
        </text:list-item>
      </text:list>
      <text:p text:style-name="P1"/>
      <text:p text:style-name="P1"><text:span text:style-name="T2">As long as a format contains the hOCR information, it can be reprocessed by layout analysis software and converted into one of the other formats. In particular, we envision layout analysis tools for converting any hOCR document into html_absolute, html_xytable, and html_simple. Furthermore, internally, a layout analysis system might use html_xytable as an intermediate format for converting hOCR into html_simple.</text:span></text:p>
      <text:p text:style-name="P3"/>
      <text:p text:style-name="P80"><text:bookmark text:name="h.575d0e8afeb0"/><text:span text:style-name="T8">15.1 Restrictions on HTML Content</text:span></text:p>
      <text:p text:style-name="P34"/>
      <text:p text:style-name="P1"><text:span text:style-name="T2">To avoid problems, any use of HTML markup must follow the following rules:</text:span></text:p>
      <text:p text:style-name="P1"/>
      <text:list xml:id="list77322488931884556" text:style-name="WWNum4">
        <text:list-item>
          <text:p text:style-name="P25"><text:span text:style-name="T2">HTML content must not use class names that conflict with any of those defined in this document (“ocr_*”)</text:span></text:p>
        </text:list-item>
        <text:list-item>
          <text:p text:style-name="P25"><text:span text:style-name="T2">HTML content must not use the title= attribute on any element with an ocr_* class for any purposes other than encoding OCR-related properties as described in this document</text:span></text:p>
        </text:list-item>
      </text:list>
      <text:p text:style-name="P3"/>
      <text:p text:style-name="P80"><text:bookmark text:name="h.d2d85e0c590f"/><text:span text:style-name="T8">15.2 Recommendations for Mappings</text:span></text:p>
      <text:p text:style-name="P34"/>
      <text:p text:style-name="P1"><text:span text:style-name="T2">When possible, any mapping of logical structure onto HTML should try to follow the following rules:</text:span></text:p>
      <text:p text:style-name="P1"/>
      <text:list xml:id="list801323833537587856" text:style-name="WWNum5">
        <text:list-item>
          <text:p text:style-name="P26"><text:span text:style-name="T2">the mapping should be “natural”–similar to what an author of the document might have entered into a WYSIWYG content creation tool</text:span></text:p>
        </text:list-item>
        <text:list-item>
          <text:p text:style-name="P26"><text:span text:style-name="T2">text should be in reading order</text:span></text:p>
        </text:list-item>
        <text:list-item>
          <text:p text:style-name="P26"><text:span text:style-name="T2">all tags should be used for the intended purpose (and only for the intended purpose) as defined in the HTML 4 spec</text:span></text:p>
        </text:list-item>
        <text:list-item>
          <text:p text:style-name="P26"><text:span text:style-name="T2">floats are contained in DIV elements with a style that includes a float attribute</text:span></text:p>
        </text:list-item>
        <text:list-item>
          <text:p text:style-name="P26"><text:span text:style-name="T2">repeating floating page elements (header/footer) should be repeated and occur in their natural location in reading order (e.g., between pages)</text:span></text:p>
        </text:list-item>
        <text:list-item>
          <text:p text:style-name="P26"><text:soft-page-break/><text:span text:style-name="T2">embedded images and SVG should be contained in files in the same directory (no ”/” in the URL) and embedded with IMG and EMBED tags, respectively</text:span></text:p>
        </text:list-item>
      </text:list>
      <text:p text:style-name="P1"/>
      <text:p text:style-name="P1"><text:span text:style-name="T2">Specifically</text:span></text:p>
      <text:p text:style-name="P1"/>
      <text:list xml:id="list8801812860573927545" text:style-name="WWNum67">
        <text:list-item>
          <text:p text:style-name="P27"><text:span text:style-name="T2">&lt;EM&gt; and &lt;STRONG&gt; should represent emphasis, and are preferred to &lt;B&gt;, &lt;I&gt;, and &lt;U&gt;</text:span></text:p>
        </text:list-item>
        <text:list-item>
          <text:p text:style-name="P27"><text:span text:style-name="T2">&lt;B&gt;, &lt;I&gt;, and &lt;U&gt; should represent a change in the corresponding attribute for the current font (but an OCR font specification must still be given)</text:span></text:p>
        </text:list-item>
        <text:list-item>
          <text:p text:style-name="P27"><text:span text:style-name="T2">&lt;P&gt; should represent paragraph breaks</text:span></text:p>
        </text:list-item>
        <text:list-item>
          <text:p text:style-name="P27"><text:span text:style-name="T2">&lt;BR&gt; should represent explicit linebreaks (not linebreak that happen because of text flow)</text:span></text:p>
        </text:list-item>
        <text:list-item>
          <text:p text:style-name="P27"><text:span text:style-name="T2">&lt;H1&gt;, …, &lt;H6&gt; should represent the logical nesting structure (if any) of the document</text:span></text:p>
        </text:list-item>
        <text:list-item>
          <text:p text:style-name="P27"><text:span text:style-name="T2">&lt;A&gt; should represent hyperlinks and references within the document</text:span></text:p>
        </text:list-item>
        <text:list-item>
          <text:p text:style-name="P27"><text:span text:style-name="T2">&lt;BLOCKQUOTE&gt; should represent indented quotations, but not other uses of indented text.</text:span></text:p>
        </text:list-item>
        <text:list-item>
          <text:p text:style-name="P27"><text:span text:style-name="T2">&lt;UL&gt;, &lt;OL&gt;, &lt;DL&gt; should represent lists</text:span></text:p>
        </text:list-item>
        <text:list-item>
          <text:p text:style-name="P27"><text:span text:style-name="T2">&lt;TABLE&gt; should represent tables, including correct use of the &lt;TH&gt; tag</text:span></text:p>
        </text:list-item>
      </text:list>
      <text:p text:style-name="P1"/>
      <text:p text:style-name="P1"><text:span text:style-name="T2">If necessary, the markup may use the following non-standard tags:</text:span></text:p>
      <text:p text:style-name="P1"/>
      <text:list xml:id="list6595999813548552815" text:style-name="WWNum66">
        <text:list-item>
          <text:p text:style-name="P28"><text:span text:style-name="T2">&lt;NOBR&gt; to indicate that line breaking is not permitted for the enclosed content</text:span></text:p>
        </text:list-item>
        <text:list-item>
          <text:p text:style-name="P28"><text:span text:style-name="T2">&lt;WBR&gt; to indicate that line breaking is permitted at that location</text:span></text:p>
        </text:list-item>
      </text:list>
      <text:p text:style-name="P3"/>
      <text:p text:style-name="P80"><text:bookmark text:name="h.3537e859c908"/><text:span text:style-name="T8">15.2.1 html_none</text:span></text:p>
      <text:p text:style-name="P34"/>
      <text:p text:style-name="P1"><text:span text:style-name="T2">The simplest HTML markup for hOCR formats contains no logical markup at all; it is simply a collection of DIV and SPAN elements with associated hOCR information. Note that such documents can still be rendered visually through the use of CSS.</text:span></text:p>
      <text:p text:style-name="P3"/>
      <text:p text:style-name="P80"><text:bookmark text:name="h.3a4039af7197"/><text:span text:style-name="T8">15.2.2 html_simple</text:span></text:p>
      <text:p text:style-name="P34"/>
      <text:p text:style-name="P1"><text:span text:style-name="T2">This is a format that follows the restrictions and recommendations above, and only uses the following tags:</text:span></text:p>
      <text:p text:style-name="P1"/>
      <text:list xml:id="list7540637012328759552" text:style-name="WWNum65">
        <text:list-item>
          <text:p text:style-name="P29"><text:span text:style-name="T2">&lt;H1&gt; … &lt;H6&gt;</text:span></text:p>
        </text:list-item>
        <text:list-item>
          <text:p text:style-name="P29"><text:span text:style-name="T2">&lt;P&gt;, &lt;BR&gt;</text:span></text:p>
        </text:list-item>
        <text:list-item>
          <text:p text:style-name="P29"><text:span text:style-name="T2">&lt;B&gt;, &lt;I&gt;, and &lt;U&gt; for appearance changes (bold, italic, underline)</text:span></text:p>
        </text:list-item>
        <text:list-item>
          <text:p text:style-name="P29"><text:span text:style-name="T2">&lt;FONT&gt; for any other appearance changes</text:span></text:p>
        </text:list-item>
        <text:list-item>
          <text:p text:style-name="P29"><text:span text:style-name="T2">&lt;A&gt;</text:span></text:p>
        </text:list-item>
        <text:list-item>
          <text:p text:style-name="P29"><text:span text:style-name="T2">&lt;DIV&gt; with a float style for floats</text:span></text:p>
        </text:list-item>
        <text:list-item>
          <text:p text:style-name="P29"><text:span text:style-name="T2">&lt;TABLE&gt; for tables</text:span></text:p>
        </text:list-item>
        <text:list-item>
          <text:p text:style-name="P29"><text:span text:style-name="T2">&lt;IMG&gt; for images</text:span></text:p>
        </text:list-item>
        <text:list-item>
          <text:p text:style-name="P29"><text:span text:style-name="T2">all SVG must be externally embedded with the &lt;EMBED&gt; tag</text:span></text:p>
        </text:list-item>
        <text:list-item>
          <text:p text:style-name="P29"><text:span text:style-name="T2">the use of other embedded formats is permitted</text:span></text:p>
        </text:list-item>
        <text:list-item>
          <text:p text:style-name="P29"><text:soft-page-break/><text:span text:style-name="T2">all other uses of &lt;DIV&gt;, &lt;SPAN&gt;, &lt;INS&gt;, and &lt;DEL&gt; only for hOCR tags or other embedded formats (hCard, …)</text:span></text:p>
        </text:list-item>
      </text:list>
      <text:p text:style-name="P3"/>
      <text:p text:style-name="P80"><text:bookmark text:name="h.bd4b418a6a8d"/><text:span text:style-name="T8">15.2.3 html_ocr_&lt;engine&gt;</text:span></text:p>
      <text:p text:style-name="P34"/>
      <text:p text:style-name="P1"><text:span text:style-name="T2">The HTML markup produced by default by the OCR engine for the given document. Examples of possible values are:</text:span></text:p>
      <text:p text:style-name="P1"/>
      <text:list xml:id="list1508756728957899948" text:style-name="WWNum64">
        <text:list-item>
          <text:p text:style-name="P30"><text:span text:style-name="T2">html_ocr_finereader_8</text:span></text:p>
        </text:list-item>
        <text:list-item>
          <text:p text:style-name="P30"><text:span text:style-name="T2">html_ocr_textbridge_11</text:span></text:p>
        </text:list-item>
        <text:list-item>
          <text:p text:style-name="P30"><text:span text:style-name="T2">html_ocr_unknown – the HTML was generated by some OCR engine, but it's unknown which one</text:span></text:p>
        </text:list-item>
      </text:list>
      <text:p text:style-name="P3"/>
      <text:p text:style-name="P80"><text:bookmark text:name="h.c037ba71a3c1"/><text:span text:style-name="T8">15.2.4 html_absolute_&lt;element&gt;</text:span></text:p>
      <text:p text:style-name="P34"/>
      <text:p text:style-name="P1"><text:span text:style-name="T2">The HTML represents absolute positioning of elements on each page. The possible subformats are:</text:span></text:p>
      <text:p text:style-name="P1"/>
      <text:list xml:id="list1484812895607819599" text:style-name="WWNum69">
        <text:list-item>
          <text:p text:style-name="P31"><text:span text:style-name="T2">html_absolute_cols – absolute positioning of cols</text:span></text:p>
        </text:list-item>
        <text:list-item>
          <text:p text:style-name="P31"><text:span text:style-name="T2">html_absolute_pars – absolute positioning of paragraphs</text:span></text:p>
        </text:list-item>
        <text:list-item>
          <text:p text:style-name="P31"><text:span text:style-name="T2">html_absolute_lines – absolute positioning of lines</text:span></text:p>
        </text:list-item>
        <text:list-item>
          <text:p text:style-name="P31"><text:span text:style-name="T2">html_absolute_words – absolute positioning of words</text:span></text:p>
        </text:list-item>
        <text:list-item>
          <text:p text:style-name="P31"><text:span text:style-name="T2">html_absolute_chars – absolute positioning of characters</text:span></text:p>
        </text:list-item>
      </text:list>
      <text:p text:style-name="P1"/>
      <text:p text:style-name="P1"><text:span text:style-name="T2">Google Science Search and Google “View as HTML” both use html_absolute_lines; this is probably the most reasonable choice for approximating the appearance of the original document.</text:span></text:p>
      <text:p text:style-name="P3"/>
      <text:p text:style-name="P80"><text:bookmark text:name="h.d4829550fa5f"/><text:span text:style-name="T8">15.2.5 html_xytable_absolute</text:span></text:p>
      <text:p text:style-name="P34"/>
      <text:p text:style-name="P1"><text:span text:style-name="T2">The HTML is a table that gives the XY-cut layout segmentation structure of the page in tabular form. Note that in this format, text order does not necessarily correspond to reading order.</text:span></text:p>
      <text:p text:style-name="P1"><text:span text:style-name="T2">The format must contain one TABLE of class ocr_xycut representing each page. The TABLE structure must represent the absolute size of the original page element. The markup of the content of the table itself is as in html_simple.</text:span></text:p>
      <text:p text:style-name="P3"/>
      <text:p text:style-name="P80"><text:bookmark text:name="h.4ef944a4f737"/><text:span text:style-name="T8">15.2.6 html_xytable_relative</text:span></text:p>
      <text:p text:style-name="P34"/>
      <text:p text:style-name="P1"><text:span text:style-name="T2">The page representation is as in html_xytable_absolute, but table element sizes are expressed relative (percentages).</text:span></text:p>
      <text:p text:style-name="P3"/>
      <text:p text:style-name="P80"><text:bookmark text:name="h.25e725a0750d"/><text:soft-page-break/><text:span text:style-name="T8">15.2.7 html_&lt;processor&gt;</text:span></text:p>
      <text:p text:style-name="P34"/>
      <text:p text:style-name="P1"><text:span text:style-name="T2">The HTML represents markup that follows the mappings of the given document processor to HTML. Note that the document doesn't actually need to have been constructed in the processor and that the processor doesn't need to have been used to generate the HTML. For example, the html_latex2html tag merely indicates that, say, a scanned and ocr'ed article uses the same conventions for logical markup tags that an equivalent article actually written in LaTeX and actually converted to HTML would have used. Possible subformats are:</text:span></text:p>
      <text:p text:style-name="P1"/>
      <text:list xml:id="list6857391830745880251" text:style-name="WWNum68">
        <text:list-item>
          <text:p text:style-name="P32"><text:span text:style-name="T2">html_latex2html</text:span></text:p>
        </text:list-item>
        <text:list-item>
          <text:p text:style-name="P32"><text:span text:style-name="T2">html_msword – HTML mapping generated by “Save As HTML”</text:span></text:p>
        </text:list-item>
        <text:list-item>
          <text:p text:style-name="P32"><text:span text:style-name="T2">html_ooffice – HTML mapping generated by “Save As HTML”</text:span></text:p>
        </text:list-item>
        <text:list-item>
          <text:p text:style-name="P32"><text:span text:style-name="T2">html_docbook_xsl – HTML mapping generated by official XSL style sheets</text:span></text:p>
        </text:list-item>
      </text:list>
      <text:p text:style-name="P2"/>
      <text:p text:style-name="P79"><text:bookmark text:name="h.8e61f0ad3d92"/><text:span text:style-name="T7">16 Document Meta Information</text:span></text:p>
      <text:p text:style-name="P34"/>
      <text:p text:style-name="P1"><text:span text:style-name="T2">For document meta information, use the </text:span><text:a xlink:type="simple" xlink:href="http://dublincore.org/documents/dcq-html/"><text:span text:style-name="T12">Dublin Core Embedding into HTML</text:span></text:a><text:span text:style-name="T2">. See also </text:span><text:a xlink:type="simple" xlink:href="http://www.dublincore.org/documents/dc-citation-guidelines/"><text:span text:style-name="T12">Citation Guidelines for Dublin Core</text:span></text:a></text:p>
      <text:p text:style-name="P2"><text:a xlink:type="simple" xlink:href="http://www.dublincore.org/documents/dc-citation-guidelines/"/></text:p>
      <text:p text:style-name="P79"><text:bookmark text:name="h.a0d77c86f5f8"/><text:span text:style-name="T7">17 Sample Usage</text:span></text:p>
      <text:p text:style-name="P34"/>
      <text:p text:style-name="P1"><text:span text:style-name="T2">The HTML format described here may seem fairly complicated and difficult to parse, but because there are lots of tools for manipulating HTML documents, they're actually pretty easy to manipulate. Here are some examples:</text:span></text:p>
      <text:p text:style-name="P1"><text:span text:style-name="T9">import libxml2,re,os,string</text:span></text:p>
      <text:p text:style-name="P1"/>
      <text:p text:style-name="P1"><text:span text:style-name="T9"># convert the HTML to XHTML (if necessary)</text:span></text:p>
      <text:p text:style-name="P1"/>
      <text:p text:style-name="P1"><text:span text:style-name="T9">os.system("tidy -q -asxhtml &lt; page.html &gt; page.xhtml 2&gt; /dev/null")</text:span></text:p>
      <text:p text:style-name="P1"/>
      <text:p text:style-name="P1"><text:span text:style-name="T9"># parse the XML</text:span></text:p>
      <text:p text:style-name="P1"/>
      <text:p text:style-name="P1"><text:span text:style-name="T9">doc = libxml2.parseFile('page.xhtml')</text:span></text:p>
      <text:p text:style-name="P1"/>
      <text:p text:style-name="P1"><text:span text:style-name="T9"># search all nodes having a class of ocr_line</text:span></text:p>
      <text:p text:style-name="P1"/>
      <text:p text:style-name="P1"><text:span text:style-name="T9">lines = doc.xpathEval("//*[@class='ocr_line']")</text:span></text:p>
      <text:p text:style-name="P1"/>
      <text:p text:style-name="P1"><text:span text:style-name="T9"># a function for extracting the text from a node</text:span></text:p>
      <text:p text:style-name="P1"/>
      <text:p text:style-name="P1"><text:span text:style-name="T9">def get_text(node):</text:span></text:p>
      <text:p text:style-name="P1"><text:span text:style-name="T9"><text:s text:c="4"/>textnodes = node.xpathEval(".//text()")</text:span></text:p>
      <text:p text:style-name="P1"><text:span text:style-name="T9"><text:s text:c="4"/>s = string.join([node.getContent() for node in textnodes])</text:span></text:p>
      <text:p text:style-name="P1"><text:span text:style-name="T9"><text:s text:c="4"/>return re.sub(r'\s+',' ',s)</text:span></text:p>
      <text:p text:style-name="P1"/>
      <text:p text:style-name="P1"><text:soft-page-break/><text:span text:style-name="T9"># a function for extracting the bbox property from a node</text:span></text:p>
      <text:p text:style-name="P1"><text:span text:style-name="T9"># note that the title= attribute on a node with an ocr_ class must</text:span></text:p>
      <text:p text:style-name="P1"><text:span text:style-name="T9"># conform with the OCR spec</text:span></text:p>
      <text:p text:style-name="P1"/>
      <text:p text:style-name="P1"><text:span text:style-name="T9">def get_bbox(node):</text:span></text:p>
      <text:p text:style-name="P1"><text:span text:style-name="T9"><text:s text:c="4"/>data = node.prop('title')</text:span></text:p>
      <text:p text:style-name="P1"><text:span text:style-name="T9"><text:s text:c="4"/>bboxre = re.compile(r'\bbbox\s+(\d+)\s+(\d+)\s+(\d+)\s+(\d+)')</text:span></text:p>
      <text:p text:style-name="P1"><text:span text:style-name="T9"><text:s text:c="4"/>return [int(x) for x in bboxre.search(data).groups()]</text:span></text:p>
      <text:p text:style-name="P1"/>
      <text:p text:style-name="P1"><text:span text:style-name="T9"># this extracts all the bounding boxes and the text they contain</text:span></text:p>
      <text:p text:style-name="P1"><text:span text:style-name="T9"># it doesn't matter what other markup the line node may contain</text:span></text:p>
      <text:p text:style-name="P1"/>
      <text:p text:style-name="P1"><text:span text:style-name="T9">for line in lines:</text:span></text:p>
      <text:p text:style-name="P1"><text:span text:style-name="T9"><text:s text:c="4"/>print get_bbox(line),get_text(line)</text:span></text:p>
      <text:p text:style-name="P1"><text:span text:style-name="T2">Note that the OCR markup, basic HTML markup, and semantic markup can co-exist within the same HTML file without interfering with one anothe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family-generic="swiss"/>
    <style:font-face style:name="Verdana1" svg:font-family="Verdana"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Verdana2" svg:font-family="Verdan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159cm" fo:margin-right="0.159cm" fo:margin-top="0.159cm" fo:margin-bottom="0.159cm" style:contextual-spacing="true" fo:line-height="100%" fo:text-align="start" style:justify-single-word="false" fo:orphans="2" fo:widows="2" fo:text-indent="-0.157cm" style:auto-text-indent="false" style:writing-mode="lr-tb"/>
      <style:text-properties fo:font-variant="normal" fo:text-transform="none" fo:color="#000000" style:text-line-through-style="none" style:text-position="0% 100%" style:font-name="Verdana" fo:font-family="Verdana" style:font-family-generic="roman" style:font-pitch="variable" fo:font-size="10pt" fo:font-style="normal" style:text-underline-style="none" fo:font-weight="normal" fo:background-color="#ffffff"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style>
    <style:style style:name="Heading_20_1" style:display-name="Heading 1" style:family="paragraph" style:parent-style-name="normal" style:default-outline-level="" style:class="text">
      <style:paragraph-properties fo:margin-left="0cm" fo:margin-right="0cm" fo:margin-top="0.423cm" fo:margin-bottom="0.423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18pt" fo:font-style="normal" style:text-underline-style="none" fo:font-weight="bold" style:font-name-asian="Verdana2" style:font-family-asian="Verdana" style:font-family-generic-asian="system" style:font-pitch-asian="variable" style:font-size-asian="18pt" style:font-style-asian="normal" style:font-weight-asian="bold" style:font-name-complex="Verdana2" style:font-family-complex="Verdana" style:font-family-generic-complex="system" style:font-pitch-complex="variable"/>
    </style:style>
    <style:style style:name="Heading_20_2" style:display-name="Heading 2" style:family="paragraph" style:parent-style-name="normal" style:default-outline-level="" style:class="text">
      <style:paragraph-properties fo:margin-left="0cm" fo:margin-right="0cm" fo:margin-top="0.397cm" fo:margin-bottom="0.397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14pt" fo:font-style="normal" style:text-underline-style="none" fo:font-weight="bold" style:font-name-asian="Verdana2" style:font-family-asian="Verdana" style:font-family-generic-asian="system" style:font-pitch-asian="variable" style:font-size-asian="14pt" style:font-style-asian="normal" style:font-weight-asian="bold" style:font-name-complex="Verdana2" style:font-family-complex="Verdana" style:font-family-generic-complex="system" style:font-pitch-complex="variable"/>
    </style:style>
    <style:style style:name="Heading_20_3" style:display-name="Heading 3" style:family="paragraph" style:parent-style-name="normal" style:default-outline-level="" style:class="text">
      <style:paragraph-properties fo:margin-left="0cm" fo:margin-right="0cm" fo:margin-top="0.423cm" fo:margin-bottom="0.423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12pt" fo:font-style="normal" style:text-underline-style="none" fo:font-weight="bold" style:font-name-asian="Verdana2" style:font-family-asian="Verdana" style:font-family-generic-asian="system" style:font-pitch-asian="variable" style:font-size-asian="12pt" style:font-style-asian="normal" style:font-weight-asian="bold" style:font-name-complex="Verdana2" style:font-family-complex="Verdana" style:font-family-generic-complex="system" style:font-pitch-complex="variable"/>
    </style:style>
    <style:style style:name="Heading_20_4" style:display-name="Heading 4" style:family="paragraph" style:parent-style-name="normal" style:default-outline-level="" style:class="text">
      <style:paragraph-properties fo:margin-left="0cm" fo:margin-right="0cm" fo:margin-top="0.45cm" fo:margin-bottom="0.45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10pt" fo:font-style="normal" style:text-underline-style="none" fo:font-weight="bold" style:font-name-asian="Verdana2" style:font-family-asian="Verdana" style:font-family-generic-asian="system" style:font-pitch-asian="variable" style:font-size-asian="10pt" style:font-style-asian="normal" style:font-weight-asian="bold" style:font-name-complex="Verdana2" style:font-family-complex="Verdana" style:font-family-generic-complex="system" style:font-pitch-complex="variable"/>
    </style:style>
    <style:style style:name="Heading_20_5" style:display-name="Heading 5" style:family="paragraph" style:parent-style-name="normal" style:default-outline-level="" style:class="text">
      <style:paragraph-properties fo:margin-left="0cm" fo:margin-right="0cm" fo:margin-top="0.45cm" fo:margin-bottom="0.45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8pt" fo:font-style="normal" style:text-underline-style="none" fo:font-weight="bold" style:font-name-asian="Verdana2" style:font-family-asian="Verdana" style:font-family-generic-asian="system" style:font-pitch-asian="variable" style:font-size-asian="8pt" style:font-style-asian="normal" style:font-weight-asian="bold" style:font-name-complex="Verdana2" style:font-family-complex="Verdana" style:font-family-generic-complex="system" style:font-pitch-complex="variable"/>
    </style:style>
    <style:style style:name="Heading_20_6" style:display-name="Heading 6" style:family="paragraph" style:parent-style-name="normal" style:default-outline-level="" style:class="text">
      <style:paragraph-properties fo:margin-left="0cm" fo:margin-right="0cm" fo:margin-top="0.635cm" fo:margin-bottom="0.635cm" style:contextual-spacing="true" fo:line-height="100%" fo:text-align="start" style:justify-single-word="false" fo:text-indent="0cm" style:auto-text-indent="false"/>
      <style:text-properties fo:color="#000000" style:text-line-through-style="none" style:text-position="0% 100%" style:font-name="Verdana" fo:font-family="Verdana" style:font-family-generic="roman" style:font-pitch="variable" fo:font-size="8pt" fo:font-style="normal" style:text-underline-style="none" fo:font-weight="bold" style:font-name-asian="Verdana2" style:font-family-asian="Verdana" style:font-family-generic-asian="system" style:font-pitch-asian="variable" style:font-size-asian="8pt" style:font-style-asian="normal" style:font-weight-asian="bold" style:font-name-complex="Verdana2" style:font-family-complex="Verdana" style:font-family-generic-complex="system" style:font-pitch-complex="variable"/>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istLabel_20_1" style:display-name="ListLabel 1" style:family="text">
      <style:text-properties fo:font-variant="normal" fo:text-transform="none" fo:color="#000000" style:text-line-through-styl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style>
    <style:style style:name="ListLabel_20_2" style:display-name="ListLabel 2" style:family="text">
      <style:text-properties fo:font-variant="normal" fo:text-transform="none" fo:color="#000000" style:text-line-through-styl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Verdana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Verdana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Verdana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Verdana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Verdana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Verdana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Verdana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OCR Embedded OCR Workflow and Ou....docx</dc:title>
    <meta:generator>LibreOffice/4.1.4.2$Linux_X86_64 LibreOffice_project/410m0$Build-2</meta:generator>
    <meta:document-statistic meta:table-count="0" meta:image-count="0" meta:object-count="0" meta:page-count="16" meta:paragraph-count="381" meta:word-count="5341" meta:character-count="33442" meta:non-whitespace-character-count="28534"/>
  </office:meta>
</office:document-meta>
</file>